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>
            <text:p><text:a xlink:href="http://en.wikipedia.org/wiki/Canberra">Canberra</text:a></text:p>
          </table:table-cell>
          <table:table-cell office:value-type="string">
            <text:p><text:a xlink:href="http://www.airservicesaustralia.com/aip/current/ersa/FAC_YSCB_15-Nov-2012.pdf">YSCB</text:a></text:p>
          </table:table-cell>
          <table:table-cell office:value-type="string">
            <text:p>CBR</text:p>
          </table:table-cell>
          <table:table-cell office:value-type="string">
            <text:p><text:a xlink:href="http://en.wikipedia.org/wiki/Canberra_International_Airport">Canberra International Airport</text:a></text:p>
          </table:table-cell>
        </table:table-row>
        <table:table-row table:style-name="ro1">
          <table:table-cell office:value-type="string">
            <text:p><text:a xlink:href="http://en.wikipedia.org/wiki/Albury">Albury</text:a></text:p>
          </table:table-cell>
          <table:table-cell office:value-type="string">
            <text:p><text:a xlink:href="http://www.airservicesaustralia.com/aip/current/ersa/FAC_YMAY_15-Nov-2012.pdf">YMAY</text:a></text:p>
          </table:table-cell>
          <table:table-cell office:value-type="string">
            <text:p>ABX</text:p>
          </table:table-cell>
          <table:table-cell office:value-type="string">
            <text:p><text:a xlink:href="http://en.wikipedia.org/wiki/Albury_Airport">Albury Airport</text:a></text:p>
          </table:table-cell>
        </table:table-row>
        <table:table-row table:style-name="ro1">
          <table:table-cell office:value-type="string">
            <text:p><text:a xlink:href="http://en.wikipedia.org/wiki/Armidale,_New_South_Wales">Armidale</text:a></text:p>
          </table:table-cell>
          <table:table-cell office:value-type="string">
            <text:p><text:a xlink:href="http://www.airservicesaustralia.com/aip/current/ersa/FAC_YARM_15-Nov-2012.pdf">YARM</text:a></text:p>
          </table:table-cell>
          <table:table-cell office:value-type="string">
            <text:p>ARM</text:p>
          </table:table-cell>
          <table:table-cell office:value-type="string">
            <text:p><text:a xlink:href="http://en.wikipedia.org/wiki/Armidale_Airport">Armidale Airport</text:a></text:p>
          </table:table-cell>
        </table:table-row>
        <table:table-row table:style-name="ro1">
          <table:table-cell office:value-type="string">
            <text:p><text:a xlink:href="http://en.wikipedia.org/wiki/Ballina,_New_South_Wales">Ballina</text:a></text:p>
          </table:table-cell>
          <table:table-cell office:value-type="string">
            <text:p><text:a xlink:href="http://www.airservicesaustralia.com/aip/current/ersa/FAC_YBNA_15-Nov-2012.pdf">YBNA</text:a></text:p>
          </table:table-cell>
          <table:table-cell office:value-type="string">
            <text:p>BNK</text:p>
          </table:table-cell>
          <table:table-cell office:value-type="string">
            <text:p><text:a xlink:href="http://en.wikipedia.org/wiki/Ballina_Byron_Gateway_Airport">Ballina Byron Gateway Airport</text:a></text:p>
          </table:table-cell>
        </table:table-row>
        <table:table-row table:style-name="ro1">
          <table:table-cell office:value-type="string">
            <text:p><text:a xlink:href="http://en.wikipedia.org/wiki/Bathurst,_New_South_Wales">Bathurst</text:a></text:p>
          </table:table-cell>
          <table:table-cell office:value-type="string">
            <text:p><text:a xlink:href="http://www.airservicesaustralia.com/aip/current/ersa/FAC_YBTH_15-Nov-2012.pdf">YBTH</text:a></text:p>
          </table:table-cell>
          <table:table-cell office:value-type="string">
            <text:p>BHS</text:p>
          </table:table-cell>
          <table:table-cell office:value-type="string">
            <text:p><text:a xlink:href="http://en.wikipedia.org/wiki/Bathurst_Airport_%28Australia%29">Bathurst Airport</text:a></text:p>
          </table:table-cell>
        </table:table-row>
        <table:table-row table:style-name="ro1">
          <table:table-cell office:value-type="string">
            <text:p><text:a xlink:href="http://en.wikipedia.org/wiki/Bourke,_New_South_Wales">Bourke</text:a></text:p>
          </table:table-cell>
          <table:table-cell office:value-type="string">
            <text:p><text:a xlink:href="http://www.airservicesaustralia.com/aip/current/ersa/FAC_YBKE_15-Nov-2012.pdf">YBKE</text:a></text:p>
          </table:table-cell>
          <table:table-cell office:value-type="string">
            <text:p>BRK</text:p>
          </table:table-cell>
          <table:table-cell office:value-type="string">
            <text:p><text:a xlink:href="http://en.wikipedia.org/wiki/Bourke_Airport">Bourke Airport</text:a></text:p>
          </table:table-cell>
        </table:table-row>
        <table:table-row table:style-name="ro1">
          <table:table-cell office:value-type="string">
            <text:p><text:a xlink:href="http://en.wikipedia.org/wiki/Broken_Hill,_New_South_Wales">Broken Hill</text:a></text:p>
          </table:table-cell>
          <table:table-cell office:value-type="string">
            <text:p><text:a xlink:href="http://www.airservicesaustralia.com/aip/current/ersa/FAC_YBHI_15-Nov-2012.pdf">YBHI</text:a></text:p>
          </table:table-cell>
          <table:table-cell office:value-type="string">
            <text:p>BHQ</text:p>
          </table:table-cell>
          <table:table-cell office:value-type="string">
            <text:p><text:a xlink:href="http://en.wikipedia.org/wiki/Broken_Hill_Airport">Broken Hill Airport</text:a></text:p>
          </table:table-cell>
        </table:table-row>
        <table:table-row table:style-name="ro1">
          <table:table-cell office:value-type="string">
            <text:p><text:a xlink:href="http://en.wikipedia.org/wiki/Cobar">Cobar</text:a></text:p>
          </table:table-cell>
          <table:table-cell office:value-type="string">
            <text:p><text:a xlink:href="http://www.airservicesaustralia.com/aip/current/ersa/FAC_YCBA_15-Nov-2012.pdf">YCBA</text:a></text:p>
          </table:table-cell>
          <table:table-cell office:value-type="string">
            <text:p>CAZ</text:p>
          </table:table-cell>
          <table:table-cell office:value-type="string">
            <text:p><text:a xlink:href="http://en.wikipedia.org/wiki/Cobar_Airport">Cobar Airport</text:a></text:p>
          </table:table-cell>
        </table:table-row>
        <table:table-row table:style-name="ro1">
          <table:table-cell office:value-type="string">
            <text:p><text:a xlink:href="http://en.wikipedia.org/wiki/Coffs_Harbour">Coffs Harbour</text:a></text:p>
          </table:table-cell>
          <table:table-cell office:value-type="string">
            <text:p><text:a xlink:href="http://www.airservicesaustralia.com/aip/current/ersa/FAC_YCFS_15-Nov-2012.pdf">YCFS</text:a></text:p>
          </table:table-cell>
          <table:table-cell office:value-type="string">
            <text:p>CFS</text:p>
          </table:table-cell>
          <table:table-cell office:value-type="string">
            <text:p><text:a xlink:href="http://en.wikipedia.org/wiki/Coffs_Harbour_Airport">Coffs Harbour Airport</text:a></text:p>
          </table:table-cell>
        </table:table-row>
        <table:table-row table:style-name="ro1">
          <table:table-cell office:value-type="string">
            <text:p><text:a xlink:href="http://en.wikipedia.org/wiki/Cooma,_New_South_Wales">Cooma</text:a></text:p>
          </table:table-cell>
          <table:table-cell office:value-type="string">
            <text:p><text:a xlink:href="http://www.airservicesaustralia.com/aip/current/ersa/FAC_YCOM_15-Nov-2012.pdf">YCOM</text:a></text:p>
          </table:table-cell>
          <table:table-cell office:value-type="string">
            <text:p>OOM</text:p>
          </table:table-cell>
          <table:table-cell office:value-type="string">
            <text:p><text:a xlink:href="http://en.wikipedia.org/wiki/Cooma_–_Snowy_Mountains_Airport">Cooma – Snowy Mountains Airport</text:a></text:p>
          </table:table-cell>
        </table:table-row>
        <table:table-row table:style-name="ro1">
          <table:table-cell office:value-type="string">
            <text:p><text:a xlink:href="http://en.wikipedia.org/wiki/Coonamble,_New_South_Wales">Coonamble</text:a></text:p>
          </table:table-cell>
          <table:table-cell office:value-type="string">
            <text:p><text:a xlink:href="http://www.airservicesaustralia.com/aip/current/ersa/FAC_YCNM_15-Nov-2012.pdf">YCNM</text:a></text:p>
          </table:table-cell>
          <table:table-cell office:value-type="string">
            <text:p>CNB</text:p>
          </table:table-cell>
          <table:table-cell office:value-type="string">
            <text:p><text:a xlink:href="http://en.wikipedia.org/wiki/Coonamble_Airport">Coonamble Airport</text:a></text:p>
          </table:table-cell>
        </table:table-row>
        <table:table-row table:style-name="ro1">
          <table:table-cell office:value-type="string">
            <text:p><text:a xlink:href="http://en.wikipedia.org/wiki/Dubbo">Dubbo</text:a></text:p>
          </table:table-cell>
          <table:table-cell office:value-type="string">
            <text:p><text:a xlink:href="http://www.airservicesaustralia.com/aip/current/ersa/FAC_YSDU_15-Nov-2012.pdf">YSDU</text:a></text:p>
          </table:table-cell>
          <table:table-cell office:value-type="string">
            <text:p>DBO</text:p>
          </table:table-cell>
          <table:table-cell office:value-type="string">
            <text:p><text:a xlink:href="http://en.wikipedia.org/wiki/Dubbo_City_Airport">Dubbo City Airport</text:a></text:p>
          </table:table-cell>
        </table:table-row>
        <table:table-row table:style-name="ro1">
          <table:table-cell office:value-type="string">
            <text:p><text:a xlink:href="http://en.wikipedia.org/wiki/Grafton,_New_South_Wales">Grafton</text:a></text:p>
          </table:table-cell>
          <table:table-cell office:value-type="string">
            <text:p><text:a xlink:href="http://www.airservicesaustralia.com/aip/current/ersa/FAC_YGFN_15-Nov-2012.pdf">YGFN</text:a></text:p>
          </table:table-cell>
          <table:table-cell office:value-type="string">
            <text:p>GFN</text:p>
          </table:table-cell>
          <table:table-cell office:value-type="string">
            <text:p><text:a xlink:href="http://en.wikipedia.org/wiki/Clarence_Valley_Regional_Airport">Clarence Valley Regional Airport</text:a></text:p>
          </table:table-cell>
        </table:table-row>
        <table:table-row table:style-name="ro1">
          <table:table-cell office:value-type="string">
            <text:p><text:a xlink:href="http://en.wikipedia.org/wiki/Griffith,_New_South_Wales">Griffith</text:a></text:p>
          </table:table-cell>
          <table:table-cell office:value-type="string">
            <text:p><text:a xlink:href="http://www.airservicesaustralia.com/aip/current/ersa/FAC_YGTH_15-Nov-2012.pdf">YGTH</text:a></text:p>
          </table:table-cell>
          <table:table-cell office:value-type="string">
            <text:p>GFF</text:p>
          </table:table-cell>
          <table:table-cell office:value-type="string">
            <text:p><text:a xlink:href="http://en.wikipedia.org/wiki/Griffith_Airport">Griffith Airport</text:a></text:p>
          </table:table-cell>
        </table:table-row>
        <table:table-row table:style-name="ro1">
          <table:table-cell office:value-type="string">
            <text:p><text:a xlink:href="http://en.wikipedia.org/wiki/Inverell">Inverell</text:a></text:p>
          </table:table-cell>
          <table:table-cell office:value-type="string">
            <text:p><text:a xlink:href="http://www.airservicesaustralia.com/aip/current/ersa/FAC_YIVL_15-Nov-2012.pdf">YIVL</text:a></text:p>
          </table:table-cell>
          <table:table-cell office:value-type="string">
            <text:p>IVR</text:p>
          </table:table-cell>
          <table:table-cell office:value-type="string">
            <text:p><text:a xlink:href="http://en.wikipedia.org/wiki/Inverell_Airport">Inverell Airport</text:a></text:p>
          </table:table-cell>
        </table:table-row>
        <table:table-row table:style-name="ro1">
          <table:table-cell office:value-type="string">
            <text:p><text:a xlink:href="http://en.wikipedia.org/wiki/Lightning_Ridge,_New_South_Wales">Lightning Ridge</text:a></text:p>
          </table:table-cell>
          <table:table-cell office:value-type="string">
            <text:p><text:a xlink:href="http://www.airservicesaustralia.com/aip/current/ersa/FAC_YLRD_15-Nov-2012.pdf">YLRD</text:a></text:p>
          </table:table-cell>
          <table:table-cell office:value-type="string">
            <text:p>LHG</text:p>
          </table:table-cell>
          <table:table-cell office:value-type="string">
            <text:p><text:a xlink:href="http://en.wikipedia.org/wiki/Lightning_Ridge_Airport">Lightning Ridge Airport</text:a></text:p>
          </table:table-cell>
        </table:table-row>
        <table:table-row table:style-name="ro1">
          <table:table-cell office:value-type="string">
            <text:p><text:a xlink:href="http://en.wikipedia.org/wiki/Lismore,_New_South_Wales">Lismore</text:a></text:p>
          </table:table-cell>
          <table:table-cell office:value-type="string">
            <text:p><text:a xlink:href="http://www.airservicesaustralia.com/aip/current/ersa/FAC_YLIS_15-Nov-2012.pdf">YLIS</text:a></text:p>
          </table:table-cell>
          <table:table-cell office:value-type="string">
            <text:p>LSY</text:p>
          </table:table-cell>
          <table:table-cell office:value-type="string">
            <text:p><text:a xlink:href="http://en.wikipedia.org/wiki/Lismore_Airport">Lismore Airport</text:a></text:p>
          </table:table-cell>
        </table:table-row>
        <table:table-row table:style-name="ro1">
          <table:table-cell office:value-type="string">
            <text:p><text:a xlink:href="http://en.wikipedia.org/wiki/Lord_Howe_Island">Lord Howe Island</text:a></text:p>
          </table:table-cell>
          <table:table-cell office:value-type="string">
            <text:p><text:a xlink:href="http://www.airservicesaustralia.com/aip/current/ersa/FAC_YLHI_15-Nov-2012.pdf">YLHI</text:a></text:p>
          </table:table-cell>
          <table:table-cell office:value-type="string">
            <text:p>LDH</text:p>
          </table:table-cell>
          <table:table-cell office:value-type="string">
            <text:p><text:a xlink:href="http://en.wikipedia.org/wiki/Lord_Howe_Island_Airport">Lord Howe Island Airport</text:a></text:p>
          </table:table-cell>
        </table:table-row>
        <table:table-row table:style-name="ro1">
          <table:table-cell office:value-type="string">
            <text:p><text:a xlink:href="http://en.wikipedia.org/wiki/Merimbula,_New_South_Wales">Merimbula</text:a></text:p>
          </table:table-cell>
          <table:table-cell office:value-type="string">
            <text:p><text:a xlink:href="http://www.airservicesaustralia.com/aip/current/ersa/FAC_YMER_15-Nov-2012.pdf">YMER</text:a></text:p>
          </table:table-cell>
          <table:table-cell office:value-type="string">
            <text:p>MIM</text:p>
          </table:table-cell>
          <table:table-cell office:value-type="string">
            <text:p><text:a xlink:href="http://en.wikipedia.org/wiki/Merimbula_Airport">Merimbula Airport</text:a></text:p>
          </table:table-cell>
        </table:table-row>
        <table:table-row table:style-name="ro1">
          <table:table-cell office:value-type="string">
            <text:p><text:a xlink:href="http://en.wikipedia.org/wiki/Moree,_New_South_Wales">Moree</text:a></text:p>
          </table:table-cell>
          <table:table-cell office:value-type="string">
            <text:p><text:a xlink:href="http://www.airservicesaustralia.com/aip/current/ersa/FAC_YMOR_15-Nov-2012.pdf">YMOR</text:a></text:p>
          </table:table-cell>
          <table:table-cell office:value-type="string">
            <text:p>MRZ</text:p>
          </table:table-cell>
          <table:table-cell office:value-type="string">
            <text:p><text:a xlink:href="http://en.wikipedia.org/wiki/Moree_Airport">Moree Airport</text:a></text:p>
          </table:table-cell>
        </table:table-row>
        <table:table-row table:style-name="ro1">
          <table:table-cell office:value-type="string">
            <text:p><text:a xlink:href="http://en.wikipedia.org/wiki/Moruya,_New_South_Wales">Moruya</text:a></text:p>
          </table:table-cell>
          <table:table-cell office:value-type="string">
            <text:p><text:a xlink:href="http://www.airservicesaustralia.com/aip/current/ersa/FAC_YMRY_15-Nov-2012.pdf">YMRY</text:a></text:p>
          </table:table-cell>
          <table:table-cell office:value-type="string">
            <text:p>MYA</text:p>
          </table:table-cell>
          <table:table-cell office:value-type="string">
            <text:p><text:a xlink:href="http://en.wikipedia.org/wiki/Moruya_Airport">Moruya Airport</text:a></text:p>
          </table:table-cell>
        </table:table-row>
        <table:table-row table:style-name="ro1">
          <table:table-cell office:value-type="string">
            <text:p><text:a xlink:href="http://en.wikipedia.org/wiki/Mudgee">Mudgee</text:a></text:p>
          </table:table-cell>
          <table:table-cell office:value-type="string">
            <text:p><text:a xlink:href="http://www.airservicesaustralia.com/aip/current/ersa/FAC_YMDG_15-Nov-2012.pdf">YMDG</text:a></text:p>
          </table:table-cell>
          <table:table-cell office:value-type="string">
            <text:p>DGE</text:p>
          </table:table-cell>
          <table:table-cell office:value-type="string">
            <text:p><text:a xlink:href="http://en.wikipedia.org/wiki/Mudgee_Airport">Mudgee Airport</text:a></text:p>
          </table:table-cell>
        </table:table-row>
        <table:table-row table:style-name="ro1">
          <table:table-cell office:value-type="string">
            <text:p><text:a xlink:href="http://en.wikipedia.org/wiki/Narrabri">Narrabri</text:a></text:p>
          </table:table-cell>
          <table:table-cell office:value-type="string">
            <text:p><text:a xlink:href="http://www.airservicesaustralia.com/aip/current/ersa/FAC_YNBR_15-Nov-2012.pdf">YNBR</text:a></text:p>
          </table:table-cell>
          <table:table-cell office:value-type="string">
            <text:p>NAA</text:p>
          </table:table-cell>
          <table:table-cell office:value-type="string">
            <text:p><text:a xlink:href="http://en.wikipedia.org/wiki/Narrabri_Airport">Narrabri Airport</text:a></text:p>
          </table:table-cell>
        </table:table-row>
        <table:table-row table:style-name="ro1">
          <table:table-cell office:value-type="string">
            <text:p><text:a xlink:href="http://en.wikipedia.org/wiki/Narrandera">Narrandera</text:a></text:p>
          </table:table-cell>
          <table:table-cell office:value-type="string">
            <text:p><text:a xlink:href="http://www.airservicesaustralia.com/aip/current/ersa/FAC_YNAR_15-Nov-2012.pdf">YNAR</text:a></text:p>
          </table:table-cell>
          <table:table-cell office:value-type="string">
            <text:p>NRA</text:p>
          </table:table-cell>
          <table:table-cell office:value-type="string">
            <text:p><text:a xlink:href="http://en.wikipedia.org/wiki/Narrandera_Airport">Narrandera Airport</text:a></text:p>
          </table:table-cell>
        </table:table-row>
        <table:table-row table:style-name="ro2">
          <table:table-cell office:value-type="string">
            <text:p><text:a xlink:href="http://en.wikipedia.org/wiki/Newcastle,_New_South_Wales">Newcastle</text:a></text:p>
          </table:table-cell>
          <table:table-cell office:value-type="string">
            <text:p><text:a xlink:href="http://www.airservicesaustralia.com/aip/current/ersa/FAC_YWLM_15-Nov-2012.pdf">YWLM</text:a></text:p>
          </table:table-cell>
          <table:table-cell office:value-type="string">
            <text:p>NTL</text:p>
          </table:table-cell>
          <table:table-cell table:style-name="ce3" office:value-type="string">
            <text:p><text:a xlink:href="http://en.wikipedia.org/wiki/Newcastle_Airport_%28New_South_Wales%29">Newcastle Airport</text:a> (<text:a xlink:href="http://en.wikipedia.org/wiki/RAAF_Base_Williamtown">RAAF Williamtown</text:a>)</text:p>
          </table:table-cell>
        </table:table-row>
        <table:table-row table:style-name="ro1">
          <table:table-cell office:value-type="string">
            <text:p><text:a xlink:href="http://en.wikipedia.org/wiki/Orange,_New_South_Wales">Orange</text:a></text:p>
          </table:table-cell>
          <table:table-cell office:value-type="string">
            <text:p><text:a xlink:href="http://www.airservicesaustralia.com/aip/current/ersa/FAC_YORG_15-Nov-2012.pdf">YORG</text:a></text:p>
          </table:table-cell>
          <table:table-cell office:value-type="string">
            <text:p>OAG</text:p>
          </table:table-cell>
          <table:table-cell office:value-type="string">
            <text:p><text:a xlink:href="http://en.wikipedia.org/wiki/Orange_Airport">Orange Airport</text:a></text:p>
          </table:table-cell>
        </table:table-row>
        <table:table-row table:style-name="ro1">
          <table:table-cell office:value-type="string">
            <text:p><text:a xlink:href="http://en.wikipedia.org/wiki/Parkes,_New_South_Wales">Parkes</text:a></text:p>
          </table:table-cell>
          <table:table-cell office:value-type="string">
            <text:p><text:a xlink:href="http://www.airservicesaustralia.com/aip/current/ersa/FAC_YPKS_15-Nov-2012.pdf">YPKS</text:a></text:p>
          </table:table-cell>
          <table:table-cell office:value-type="string">
            <text:p>PKE</text:p>
          </table:table-cell>
          <table:table-cell office:value-type="string">
            <text:p><text:a xlink:href="http://en.wikipedia.org/wiki/Parkes_Airport">Parkes Airport</text:a></text:p>
          </table:table-cell>
        </table:table-row>
        <table:table-row table:style-name="ro1">
          <table:table-cell office:value-type="string">
            <text:p><text:a xlink:href="http://en.wikipedia.org/wiki/Port_Macquarie">Port Macquarie</text:a></text:p>
          </table:table-cell>
          <table:table-cell office:value-type="string">
            <text:p><text:a xlink:href="http://www.airservicesaustralia.com/aip/current/ersa/FAC_YPMQ_15-Nov-2012.pdf">YPMQ</text:a></text:p>
          </table:table-cell>
          <table:table-cell office:value-type="string">
            <text:p>PQQ</text:p>
          </table:table-cell>
          <table:table-cell office:value-type="string">
            <text:p><text:a xlink:href="http://en.wikipedia.org/wiki/Port_Macquarie_Airport">Port Macquarie Airport</text:a></text:p>
          </table:table-cell>
        </table:table-row>
        <table:table-row table:style-name="ro2">
          <table:table-cell office:value-type="string">
            <text:p><text:a xlink:href="http://en.wikipedia.org/wiki/Sydney">Sydney</text:a> / <text:a xlink:href="http://en.wikipedia.org/wiki/Mascot,_New_South_Wales">Mascot</text:a></text:p>
          </table:table-cell>
          <table:table-cell office:value-type="string">
            <text:p><text:a xlink:href="http://www.airservicesaustralia.com/aip/current/ersa/FAC_YSSY_15-Nov-2012.pdf">YSSY</text:a></text:p>
          </table:table-cell>
          <table:table-cell office:value-type="string">
            <text:p>SYD</text:p>
          </table:table-cell>
          <table:table-cell table:style-name="ce3" office:value-type="string">
            <text:p><text:a xlink:href="http://en.wikipedia.org/wiki/Sydney_Airport">Sydney Airport</text:a> (Kingsford Smith Airport)</text:p>
          </table:table-cell>
        </table:table-row>
        <table:table-row table:style-name="ro1">
          <table:table-cell office:value-type="string">
            <text:p><text:a xlink:href="http://en.wikipedia.org/wiki/Tamworth,_New_South_Wales">Tamworth</text:a></text:p>
          </table:table-cell>
          <table:table-cell office:value-type="string">
            <text:p><text:a xlink:href="http://www.airservicesaustralia.com/aip/current/ersa/FAC_YSTW_15-Nov-2012.pdf">YSTW</text:a></text:p>
          </table:table-cell>
          <table:table-cell office:value-type="string">
            <text:p>TMW</text:p>
          </table:table-cell>
          <table:table-cell office:value-type="string">
            <text:p><text:a xlink:href="http://en.wikipedia.org/wiki/Tamworth_Airport">Tamworth Airport</text:a></text:p>
          </table:table-cell>
        </table:table-row>
        <table:table-row table:style-name="ro1">
          <table:table-cell office:value-type="string">
            <text:p><text:a xlink:href="http://en.wikipedia.org/wiki/Taree,_New_South_Wales">Taree</text:a></text:p>
          </table:table-cell>
          <table:table-cell office:value-type="string">
            <text:p><text:a xlink:href="http://www.airservicesaustralia.com/aip/current/ersa/FAC_YTRE_15-Nov-2012.pdf">YTRE</text:a></text:p>
          </table:table-cell>
          <table:table-cell office:value-type="string">
            <text:p>TRO</text:p>
          </table:table-cell>
          <table:table-cell office:value-type="string">
            <text:p><text:a xlink:href="http://en.wikipedia.org/wiki/Taree_Airport">Taree Airport</text:a></text:p>
          </table:table-cell>
        </table:table-row>
        <table:table-row table:style-name="ro2">
          <table:table-cell office:value-type="string">
            <text:p><text:a xlink:href="http://en.wikipedia.org/wiki/Wagga_Wagga">Wagga Wagga</text:a></text:p>
          </table:table-cell>
          <table:table-cell office:value-type="string">
            <text:p><text:a xlink:href="http://www.airservicesaustralia.com/aip/current/ersa/FAC_YSWG_15-Nov-2012.pdf">YSWG</text:a></text:p>
          </table:table-cell>
          <table:table-cell office:value-type="string">
            <text:p>WGA</text:p>
          </table:table-cell>
          <table:table-cell table:style-name="ce3" office:value-type="string">
            <text:p><text:a xlink:href="http://en.wikipedia.org/wiki/Wagga_Wagga_Airport">Wagga Wagga Airport</text:a> (<text:a xlink:href="http://en.wikipedia.org/wiki/RAAF_Base_Wagga">RAAF Base Wagga</text:a>)</text:p>
          </table:table-cell>
        </table:table-row>
        <table:table-row table:style-name="ro1">
          <table:table-cell office:value-type="string">
            <text:p><text:a xlink:href="http://en.wikipedia.org/wiki/Walgett,_New_South_Wales">Walgett</text:a></text:p>
          </table:table-cell>
          <table:table-cell office:value-type="string">
            <text:p><text:a xlink:href="http://www.airservicesaustralia.com/aip/current/ersa/FAC_YWLG_15-Nov-2012.pdf">YWLG</text:a></text:p>
          </table:table-cell>
          <table:table-cell office:value-type="string">
            <text:p>WGE</text:p>
          </table:table-cell>
          <table:table-cell office:value-type="string">
            <text:p><text:a xlink:href="http://en.wikipedia.org/wiki/Walgett_Airport">Walgett Airport</text:a></text:p>
          </table:table-cell>
        </table:table-row>
        <table:table-row table:style-name="ro1">
          <table:table-cell office:value-type="string">
            <text:p><text:a xlink:href="http://en.wikipedia.org/wiki/Wollongong">Wollongong</text:a></text:p>
          </table:table-cell>
          <table:table-cell office:value-type="string">
            <text:p><text:a xlink:href="http://www.airservicesaustralia.com/aip/current/ersa/FAC_YWOL_15-Nov-2012.pdf">YWOL</text:a></text:p>
          </table:table-cell>
          <table:table-cell office:value-type="string">
            <text:p>WOL</text:p>
          </table:table-cell>
          <table:table-cell office:value-type="string">
            <text:p><text:a xlink:href="http://en.wikipedia.org/wiki/Illawarra_Regional_Airport">Illawarra Regional Airport</text:a></text:p>
          </table:table-cell>
        </table:table-row>
        <table:table-row table:style-name="ro1">
          <table:table-cell office:value-type="string">
            <text:p><text:a xlink:href="http://en.wikipedia.org/wiki/Alice_Springs">Alice Springs</text:a></text:p>
          </table:table-cell>
          <table:table-cell office:value-type="string">
            <text:p><text:a xlink:href="http://www.airservicesaustralia.com/aip/current/ersa/FAC_YBAS_15-Nov-2012.pdf">YBAS</text:a></text:p>
          </table:table-cell>
          <table:table-cell office:value-type="string">
            <text:p>ASP</text:p>
          </table:table-cell>
          <table:table-cell office:value-type="string">
            <text:p><text:a xlink:href="http://en.wikipedia.org/wiki/Alice_Springs_Airport">Alice Springs Airport</text:a></text:p>
          </table:table-cell>
        </table:table-row>
        <table:table-row table:style-name="ro2">
          <table:table-cell office:value-type="string">
            <text:p><text:a xlink:href="http://en.wikipedia.org/wiki/Darwin,_Northern_Territory">Darwin</text:a></text:p>
          </table:table-cell>
          <table:table-cell office:value-type="string">
            <text:p><text:a xlink:href="http://www.airservicesaustralia.com/aip/current/ersa/FAC_YPDN_15-Nov-2012.pdf">YPDN</text:a></text:p>
          </table:table-cell>
          <table:table-cell office:value-type="string">
            <text:p>DRW</text:p>
          </table:table-cell>
          <table:table-cell table:style-name="ce3" office:value-type="string">
            <text:p><text:a xlink:href="http://en.wikipedia.org/wiki/Darwin_International_Airport">Darwin International Airport</text:a> (<text:a xlink:href="http://en.wikipedia.org/wiki/RAAF_Base_Darwin">RAAF Darwin</text:a>)</text:p>
          </table:table-cell>
        </table:table-row>
        <table:table-row table:style-name="ro1">
          <table:table-cell office:value-type="string">
            <text:p><text:a xlink:href="http://en.wikipedia.org/wiki/Elcho_Island">Elcho Island</text:a></text:p>
          </table:table-cell>
          <table:table-cell office:value-type="string">
            <text:p><text:a xlink:href="http://www.airservicesaustralia.com/aip/current/ersa/FAC_YELD_15-Nov-2012.pdf">YELD</text:a></text:p>
          </table:table-cell>
          <table:table-cell office:value-type="string">
            <text:p>ELC</text:p>
          </table:table-cell>
          <table:table-cell office:value-type="string">
            <text:p><text:a xlink:href="http://en.wikipedia.org/wiki/Elcho_Island_Airport">Elcho Island Airport</text:a></text:p>
          </table:table-cell>
        </table:table-row>
        <table:table-row table:style-name="ro3">
          <table:table-cell office:value-type="string">
            <text:p><text:a xlink:href="http://en.wikipedia.org/wiki/Gapuwiyak,_Northern_Territory">Gapuwiyak</text:a> (Lake Evella)</text:p>
          </table:table-cell>
          <table:table-cell office:value-type="string">
            <text:p><text:a xlink:href="http://www.airservicesaustralia.com/aip/current/ersa/FAC_YLEV_15-Nov-2012.pdf">YLEV</text:a></text:p>
          </table:table-cell>
          <table:table-cell office:value-type="string">
            <text:p>LEL</text:p>
          </table:table-cell>
          <table:table-cell office:value-type="string">
            <text:p><text:a xlink:href="http://en.wikipedia.org/wiki/Lake_Evella_Airport">Lake Evella Airport</text:a></text:p>
          </table:table-cell>
        </table:table-row>
        <table:table-row table:style-name="ro3">
          <table:table-cell office:value-type="string">
            <text:p><text:a xlink:href="http://en.wikipedia.org/wiki/Groote_Eylandt">Groote Eylandt</text:a> (<text:a xlink:href="http://en.wikipedia.org/w/index.php?title=Alyangula,_Northern_Territory&amp;action=edit&amp;redlink=1">Alyangula</text:a>)</text:p>
          </table:table-cell>
          <table:table-cell office:value-type="string">
            <text:p><text:a xlink:href="http://www.airservicesaustralia.com/aip/current/ersa/FAC_YGTE_15-Nov-2012.pdf">YGTE</text:a></text:p>
          </table:table-cell>
          <table:table-cell office:value-type="string">
            <text:p>GTE</text:p>
          </table:table-cell>
          <table:table-cell office:value-type="string">
            <text:p><text:a xlink:href="http://en.wikipedia.org/wiki/Groote_Eylandt_Airport">Groote Eylandt Airport</text:a></text:p>
          </table:table-cell>
        </table:table-row>
        <table:table-row table:style-name="ro1">
          <table:table-cell office:value-type="string">
            <text:p><text:a xlink:href="http://en.wikipedia.org/wiki/Kalkarindji,_Northern_Territory">Kalkarindji</text:a></text:p>
          </table:table-cell>
          <table:table-cell office:value-type="string">
            <text:p><text:a xlink:href="http://www.airservicesaustralia.com/aip/current/ersa/FAC_YKKG_15-Nov-2012.pdf">YKKG</text:a></text:p>
          </table:table-cell>
          <table:table-cell office:value-type="string">
            <text:p>KFG</text:p>
          </table:table-cell>
          <table:table-cell office:value-type="string">
            <text:p><text:a xlink:href="http://en.wikipedia.org/wiki/Kalkgurung_Airport">Kalkgurung Airport</text:a></text:p>
          </table:table-cell>
        </table:table-row>
        <table:table-row table:style-name="ro1">
          <table:table-cell office:value-type="string">
            <text:p><text:a xlink:href="http://en.wikipedia.org/wiki/Lajamanu,_Northern_Territory">Lajamanu</text:a></text:p>
          </table:table-cell>
          <table:table-cell office:value-type="string">
            <text:p><text:a xlink:href="http://www.airservicesaustralia.com/aip/current/ersa/FAC_YHOO_15-Nov-2012.pdf">YHOO</text:a></text:p>
          </table:table-cell>
          <table:table-cell office:value-type="string">
            <text:p>HOK</text:p>
          </table:table-cell>
          <table:table-cell office:value-type="string">
            <text:p><text:a xlink:href="http://en.wikipedia.org/wiki/Hooker_Creek_Airport">Hooker Creek Airport</text:a></text:p>
          </table:table-cell>
        </table:table-row>
        <table:table-row table:style-name="ro1">
          <table:table-cell office:value-type="string">
            <text:p><text:a xlink:href="http://en.wikipedia.org/wiki/Maningrida,_Northern_Territory">Maningrida</text:a></text:p>
          </table:table-cell>
          <table:table-cell office:value-type="string">
            <text:p><text:a xlink:href="http://www.airservicesaustralia.com/aip/current/ersa/FAC_YMGD_15-Nov-2012.pdf">YMGD</text:a></text:p>
          </table:table-cell>
          <table:table-cell office:value-type="string">
            <text:p>MNG</text:p>
          </table:table-cell>
          <table:table-cell office:value-type="string">
            <text:p><text:a xlink:href="http://en.wikipedia.org/wiki/Maningrida_Airport">Maningrida Airport</text:a></text:p>
          </table:table-cell>
        </table:table-row>
        <table:table-row table:style-name="ro1">
          <table:table-cell office:value-type="string">
            <text:p><text:a xlink:href="http://en.wikipedia.org/wiki/Milingimbi_Island">Milingimbi</text:a></text:p>
          </table:table-cell>
          <table:table-cell office:value-type="string">
            <text:p><text:a xlink:href="http://www.airservicesaustralia.com/aip/current/ersa/FAC_YMGB_15-Nov-2012.pdf">YMGB</text:a></text:p>
          </table:table-cell>
          <table:table-cell office:value-type="string">
            <text:p>MGT</text:p>
          </table:table-cell>
          <table:table-cell office:value-type="string">
            <text:p><text:a xlink:href="http://en.wikipedia.org/wiki/Milingimbi_Airport">Milingimbi Airport</text:a></text:p>
          </table:table-cell>
        </table:table-row>
        <table:table-row table:style-name="ro1">
          <table:table-cell office:value-type="string">
            <text:p><text:a xlink:href="http://en.wikipedia.org/wiki/Nhulunbuy,_Northern_Territory">Nhulunbuy</text:a></text:p>
          </table:table-cell>
          <table:table-cell office:value-type="string">
            <text:p><text:a xlink:href="http://www.airservicesaustralia.com/aip/current/ersa/FAC_YPGV_15-Nov-2012.pdf">YPGV</text:a></text:p>
          </table:table-cell>
          <table:table-cell office:value-type="string">
            <text:p>GOV</text:p>
          </table:table-cell>
          <table:table-cell office:value-type="string">
            <text:p><text:a xlink:href="http://en.wikipedia.org/wiki/Gove_Airport">Gove Airport</text:a></text:p>
          </table:table-cell>
        </table:table-row>
        <table:table-row table:style-name="ro1">
          <table:table-cell office:value-type="string">
            <text:p><text:a xlink:href="http://en.wikipedia.org/wiki/Ramingining,_Northern_Territory">Ramingining</text:a></text:p>
          </table:table-cell>
          <table:table-cell office:value-type="string">
            <text:p><text:a xlink:href="http://www.airservicesaustralia.com/aip/current/ersa/FAC_YRNG_15-Nov-2012.pdf">YRNG</text:a></text:p>
          </table:table-cell>
          <table:table-cell office:value-type="string">
            <text:p>RAM</text:p>
          </table:table-cell>
          <table:table-cell office:value-type="string">
            <text:p><text:a xlink:href="http://en.wikipedia.org/wiki/Ramingining_Airport">Ramingining Airport</text:a></text:p>
          </table:table-cell>
        </table:table-row>
        <table:table-row table:style-name="ro1">
          <table:table-cell office:value-type="string">
            <text:p><text:a xlink:href="http://en.wikipedia.org/wiki/Tennant_Creek">Tennant Creek</text:a></text:p>
          </table:table-cell>
          <table:table-cell office:value-type="string">
            <text:p><text:a xlink:href="http://www.airservicesaustralia.com/aip/current/ersa/FAC_YTNK_15-Nov-2012.pdf">YTNK</text:a></text:p>
          </table:table-cell>
          <table:table-cell office:value-type="string">
            <text:p>TCA</text:p>
          </table:table-cell>
          <table:table-cell office:value-type="string">
            <text:p><text:a xlink:href="http://en.wikipedia.org/wiki/Tennant_Creek_Airport">Tennant Creek Airport</text:a></text:p>
          </table:table-cell>
        </table:table-row>
        <table:table-row table:style-name="ro4">
          <table:table-cell office:value-type="string">
            <text:p><text:a xlink:href="http://en.wikipedia.org/wiki/Uluru">Uluru</text:a> / <text:a xlink:href="http://en.wikipedia.org/wiki/Yulara,_Northern_Territory">Yulara</text:a></text:p>
          </table:table-cell>
          <table:table-cell office:value-type="string">
            <text:p><text:a xlink:href="http://www.airservicesaustralia.com/aip/current/ersa/FAC_YAYE_15-Nov-2012.pdf">YAYE</text:a></text:p>
          </table:table-cell>
          <table:table-cell office:value-type="string">
            <text:p>AYQ</text:p>
          </table:table-cell>
          <table:table-cell table:style-name="ce3" office:value-type="string">
            <text:p><text:a xlink:href="http://en.wikipedia.org/wiki/Ayers_Rock_Airport">Ayers Rock Airport</text:a> (Connellan Airport)</text:p>
          </table:table-cell>
        </table:table-row>
        <table:table-row table:style-name="ro1">
          <table:table-cell office:value-type="string">
            <text:p><text:a xlink:href="http://en.wikipedia.org/w/index.php?title=Victoria_River_Downs,_Northern_Territory&amp;action=edit&amp;redlink=1">Victoria River Downs</text:a></text:p>
          </table:table-cell>
          <table:table-cell office:value-type="string">
            <text:p><text:a xlink:href="http://www.airservicesaustralia.com/aip/current/ersa/FAC_YVRD_15-Nov-2012.pdf">YVRD</text:a></text:p>
          </table:table-cell>
          <table:table-cell office:value-type="string">
            <text:p>VCD</text:p>
          </table:table-cell>
          <table:table-cell office:value-type="string">
            <text:p><text:a xlink:href="http://en.wikipedia.org/wiki/Victoria_River_Downs_Airport">Victoria River Downs Airport</text:a></text:p>
          </table:table-cell>
        </table:table-row>
        <table:table-row table:style-name="ro1">
          <table:table-cell office:value-type="string">
            <text:p><text:a xlink:href="http://en.wikipedia.org/wiki/Aurukun,_Queensland">Aurukun</text:a></text:p>
          </table:table-cell>
          <table:table-cell office:value-type="string">
            <text:p><text:a xlink:href="http://www.airservicesaustralia.com/aip/current/ersa/FAC_YAUR_15-Nov-2012.pdf">YAUR</text:a></text:p>
          </table:table-cell>
          <table:table-cell office:value-type="string">
            <text:p>AUU</text:p>
          </table:table-cell>
          <table:table-cell office:value-type="string">
            <text:p><text:a xlink:href="http://en.wikipedia.org/wiki/Aurukun_Airport">Aurukun Airport</text:a></text:p>
          </table:table-cell>
        </table:table-row>
        <table:table-row table:style-name="ro2">
          <table:table-cell office:value-type="string">
            <text:p><text:a xlink:href="http://en.wikipedia.org/wiki/Bamaga,_Queensland">Bamaga</text:a></text:p>
          </table:table-cell>
          <table:table-cell office:value-type="string">
            <text:p><text:a xlink:href="http://www.airservicesaustralia.com/aip/current/ersa/FAC_YNPE_15-Nov-2012.pdf">YNPE</text:a></text:p>
          </table:table-cell>
          <table:table-cell office:value-type="string">
            <text:p>ABM</text:p>
          </table:table-cell>
          <table:table-cell table:style-name="ce3" office:value-type="string">
            <text:p><text:a xlink:href="http://en.wikipedia.org/wiki/Northern_Peninsula_Airport">Northern Peninsula Airport</text:a> (Bamaga/Injinoo Airport)</text:p>
          </table:table-cell>
        </table:table-row>
        <table:table-row table:style-name="ro1">
          <table:table-cell office:value-type="string">
            <text:p><text:a xlink:href="http://en.wikipedia.org/wiki/Barcaldine,_Queensland">Barcaldine</text:a></text:p>
          </table:table-cell>
          <table:table-cell office:value-type="string">
            <text:p><text:a xlink:href="http://www.airservicesaustralia.com/aip/current/ersa/FAC_YBAR_15-Nov-2012.pdf">YBAR</text:a></text:p>
          </table:table-cell>
          <table:table-cell office:value-type="string">
            <text:p>BCI</text:p>
          </table:table-cell>
          <table:table-cell office:value-type="string">
            <text:p><text:a xlink:href="http://en.wikipedia.org/wiki/Barcaldine_Airport">Barcaldine Airport</text:a></text:p>
          </table:table-cell>
        </table:table-row>
        <table:table-row table:style-name="ro1">
          <table:table-cell office:value-type="string">
            <text:p><text:a xlink:href="http://en.wikipedia.org/wiki/Bedourie,_Queensland">Bedourie</text:a></text:p>
          </table:table-cell>
          <table:table-cell office:value-type="string">
            <text:p><text:a xlink:href="http://www.airservicesaustralia.com/aip/current/ersa/FAC_YBIE_15-Nov-2012.pdf">YBIE</text:a></text:p>
          </table:table-cell>
          <table:table-cell office:value-type="string">
            <text:p>BEU</text:p>
          </table:table-cell>
          <table:table-cell office:value-type="string">
            <text:p><text:a xlink:href="http://en.wikipedia.org/wiki/Bedourie_Airport">Bedourie Airport</text:a></text:p>
          </table:table-cell>
        </table:table-row>
        <table:table-row table:style-name="ro1">
          <table:table-cell office:value-type="string">
            <text:p><text:a xlink:href="http://en.wikipedia.org/wiki/Birdsville">Birdsville</text:a></text:p>
          </table:table-cell>
          <table:table-cell office:value-type="string">
            <text:p><text:a xlink:href="http://www.airservicesaustralia.com/aip/current/ersa/FAC_YBDV_15-Nov-2012.pdf">YBDV</text:a></text:p>
          </table:table-cell>
          <table:table-cell office:value-type="string">
            <text:p>BVI</text:p>
          </table:table-cell>
          <table:table-cell office:value-type="string">
            <text:p><text:a xlink:href="http://en.wikipedia.org/wiki/Birdsville_Airport">Birdsville Airport</text:a></text:p>
          </table:table-cell>
        </table:table-row>
        <table:table-row table:style-name="ro1">
          <table:table-cell office:value-type="string">
            <text:p><text:a xlink:href="http://en.wikipedia.org/wiki/Blackall,_Queensland">Blackall</text:a></text:p>
          </table:table-cell>
          <table:table-cell office:value-type="string">
            <text:p><text:a xlink:href="http://www.airservicesaustralia.com/aip/current/ersa/FAC_YBCK_15-Nov-2012.pdf">YBCK</text:a></text:p>
          </table:table-cell>
          <table:table-cell office:value-type="string">
            <text:p>BKQ</text:p>
          </table:table-cell>
          <table:table-cell office:value-type="string">
            <text:p><text:a xlink:href="http://en.wikipedia.org/wiki/Blackall_Airport">Blackall Airport</text:a></text:p>
          </table:table-cell>
        </table:table-row>
        <table:table-row table:style-name="ro1">
          <table:table-cell office:value-type="string">
            <text:p><text:a xlink:href="http://en.wikipedia.org/wiki/Blackwater,_Queensland">Blackwater</text:a></text:p>
          </table:table-cell>
          <table:table-cell office:value-type="string">
            <text:p><text:a xlink:href="http://www.airservicesaustralia.com/aip/current/ersa/FAC_YBTR_15-Nov-2012.pdf">YBTR</text:a></text:p>
          </table:table-cell>
          <table:table-cell office:value-type="string">
            <text:p>BLT</text:p>
          </table:table-cell>
          <table:table-cell office:value-type="string">
            <text:p><text:a xlink:href="http://en.wikipedia.org/wiki/Blackwater_Airport">Blackwater Airport</text:a></text:p>
          </table:table-cell>
        </table:table-row>
        <table:table-row table:style-name="ro1">
          <table:table-cell office:value-type="string">
            <text:p><text:a xlink:href="http://en.wikipedia.org/wiki/Boigu_Island_%28Queensland%29">Boigu Island</text:a></text:p>
          </table:table-cell>
          <table:table-cell office:value-type="string">
            <text:p><text:a xlink:href="http://www.airservicesaustralia.com/aip/current/ersa/FAC_YBOI_15-Nov-2012.pdf">YBOI</text:a></text:p>
          </table:table-cell>
          <table:table-cell office:value-type="string">
            <text:p>GIC</text:p>
          </table:table-cell>
          <table:table-cell office:value-type="string">
            <text:p><text:a xlink:href="http://en.wikipedia.org/wiki/Boigu_Island_Airport">Boigu Island Airport</text:a></text:p>
          </table:table-cell>
        </table:table-row>
        <table:table-row table:style-name="ro1">
          <table:table-cell office:value-type="string">
            <text:p><text:a xlink:href="http://en.wikipedia.org/wiki/Boulia,_Queensland">Boulia</text:a></text:p>
          </table:table-cell>
          <table:table-cell office:value-type="string">
            <text:p><text:a xlink:href="http://www.airservicesaustralia.com/aip/current/ersa/FAC_YBOU_15-Nov-2012.pdf">YBOU</text:a></text:p>
          </table:table-cell>
          <table:table-cell office:value-type="string">
            <text:p>BQL</text:p>
          </table:table-cell>
          <table:table-cell office:value-type="string">
            <text:p><text:a xlink:href="http://en.wikipedia.org/wiki/Boulia_Airport">Boulia Airport</text:a></text:p>
          </table:table-cell>
        </table:table-row>
        <table:table-row table:style-name="ro1">
          <table:table-cell office:value-type="string">
            <text:p><text:a xlink:href="http://en.wikipedia.org/wiki/Brisbane">Brisbane</text:a></text:p>
          </table:table-cell>
          <table:table-cell office:value-type="string">
            <text:p><text:a xlink:href="http://www.airservicesaustralia.com/aip/current/ersa/FAC_YBBN_15-Nov-2012.pdf">YBBN</text:a></text:p>
          </table:table-cell>
          <table:table-cell office:value-type="string">
            <text:p>BNE</text:p>
          </table:table-cell>
          <table:table-cell office:value-type="string">
            <text:p><text:a xlink:href="http://en.wikipedia.org/wiki/Brisbane_Airport">Brisbane Airport</text:a></text:p>
          </table:table-cell>
        </table:table-row>
        <table:table-row table:style-name="ro1">
          <table:table-cell office:value-type="string">
            <text:p><text:a xlink:href="http://en.wikipedia.org/wiki/Bundaberg">Bundaberg</text:a></text:p>
          </table:table-cell>
          <table:table-cell office:value-type="string">
            <text:p><text:a xlink:href="http://www.airservicesaustralia.com/aip/current/ersa/FAC_YBUD_15-Nov-2012.pdf">YBUD</text:a></text:p>
          </table:table-cell>
          <table:table-cell office:value-type="string">
            <text:p>BDB</text:p>
          </table:table-cell>
          <table:table-cell office:value-type="string">
            <text:p><text:a xlink:href="http://en.wikipedia.org/wiki/Bundaberg_Airport">Bundaberg Airport</text:a></text:p>
          </table:table-cell>
        </table:table-row>
        <table:table-row table:style-name="ro1">
          <table:table-cell office:value-type="string">
            <text:p><text:a xlink:href="http://en.wikipedia.org/wiki/Burketown,_Queensland">Burketown</text:a></text:p>
          </table:table-cell>
          <table:table-cell office:value-type="string">
            <text:p><text:a xlink:href="http://www.airservicesaustralia.com/aip/current/ersa/FAC_YBKT_15-Nov-2012.pdf">YBKT</text:a></text:p>
          </table:table-cell>
          <table:table-cell office:value-type="string">
            <text:p>BUC</text:p>
          </table:table-cell>
          <table:table-cell office:value-type="string">
            <text:p><text:a xlink:href="http://en.wikipedia.org/wiki/Burketown_Airport">Burketown Airport</text:a></text:p>
          </table:table-cell>
        </table:table-row>
        <table:table-row table:style-name="ro1">
          <table:table-cell office:value-type="string">
            <text:p><text:a xlink:href="http://en.wikipedia.org/wiki/Cairns">Cairns</text:a></text:p>
          </table:table-cell>
          <table:table-cell office:value-type="string">
            <text:p><text:a xlink:href="http://www.airservicesaustralia.com/aip/current/ersa/FAC_YBCS_15-Nov-2012.pdf">YBCS</text:a></text:p>
          </table:table-cell>
          <table:table-cell office:value-type="string">
            <text:p>CNS</text:p>
          </table:table-cell>
          <table:table-cell office:value-type="string">
            <text:p><text:a xlink:href="http://en.wikipedia.org/wiki/Cairns_Airport">Cairns Airport</text:a></text:p>
          </table:table-cell>
        </table:table-row>
        <table:table-row table:style-name="ro1">
          <table:table-cell office:value-type="string">
            <text:p><text:a xlink:href="http://en.wikipedia.org/wiki/Charleville,_Queensland">Charleville</text:a></text:p>
          </table:table-cell>
          <table:table-cell office:value-type="string">
            <text:p><text:a xlink:href="http://www.airservicesaustralia.com/aip/current/ersa/FAC_YBCV_15-Nov-2012.pdf">YBCV</text:a></text:p>
          </table:table-cell>
          <table:table-cell office:value-type="string">
            <text:p>CTL</text:p>
          </table:table-cell>
          <table:table-cell office:value-type="string">
            <text:p><text:a xlink:href="http://en.wikipedia.org/wiki/Charleville_Airport">Charleville Airport</text:a></text:p>
          </table:table-cell>
        </table:table-row>
        <table:table-row table:style-name="ro1">
          <table:table-cell office:value-type="string">
            <text:p><text:a xlink:href="http://en.wikipedia.org/wiki/Charters_Towers,_Queensland">Charters Towers</text:a></text:p>
          </table:table-cell>
          <table:table-cell office:value-type="string">
            <text:p><text:a xlink:href="http://www.airservicesaustralia.com/aip/current/ersa/FAC_YCHT_15-Nov-2012.pdf">YCHT</text:a></text:p>
          </table:table-cell>
          <table:table-cell office:value-type="string">
            <text:p>CXT</text:p>
          </table:table-cell>
          <table:table-cell office:value-type="string">
            <text:p><text:a xlink:href="http://en.wikipedia.org/wiki/Charters_Towers_Airport">Charters Towers Airport</text:a></text:p>
          </table:table-cell>
        </table:table-row>
        <table:table-row table:style-name="ro1">
          <table:table-cell office:value-type="string">
            <text:p><text:a xlink:href="http://en.wikipedia.org/wiki/Cloncurry,_Queensland">Cloncurry</text:a></text:p>
          </table:table-cell>
          <table:table-cell office:value-type="string">
            <text:p><text:a xlink:href="http://www.airservicesaustralia.com/aip/current/ersa/FAC_YCCY_15-Nov-2012.pdf">YCCY</text:a></text:p>
          </table:table-cell>
          <table:table-cell office:value-type="string">
            <text:p>CNJ</text:p>
          </table:table-cell>
          <table:table-cell office:value-type="string">
            <text:p><text:a xlink:href="http://en.wikipedia.org/wiki/Cloncurry_Airport">Cloncurry Airport</text:a></text:p>
          </table:table-cell>
        </table:table-row>
        <table:table-row table:style-name="ro1">
          <table:table-cell office:value-type="string">
            <text:p><text:a xlink:href="http://en.wikipedia.org/wiki/Coen,_Queensland">Coen</text:a></text:p>
          </table:table-cell>
          <table:table-cell office:value-type="string">
            <text:p><text:a xlink:href="http://www.airservicesaustralia.com/aip/current/ersa/FAC_YCOE_15-Nov-2012.pdf">YCOE</text:a></text:p>
          </table:table-cell>
          <table:table-cell office:value-type="string">
            <text:p>CUQ</text:p>
          </table:table-cell>
          <table:table-cell office:value-type="string">
            <text:p><text:a xlink:href="http://en.wikipedia.org/wiki/Coen_Airport">Coen Airport</text:a></text:p>
          </table:table-cell>
        </table:table-row>
        <table:table-row table:style-name="ro1">
          <table:table-cell office:value-type="string">
            <text:p><text:a xlink:href="http://en.wikipedia.org/wiki/Cooktown,_Queensland">Cooktown</text:a></text:p>
          </table:table-cell>
          <table:table-cell office:value-type="string">
            <text:p><text:a xlink:href="http://www.airservicesaustralia.com/aip/current/ersa/FAC_YCKN_15-Nov-2012.pdf">YCKN</text:a></text:p>
          </table:table-cell>
          <table:table-cell office:value-type="string">
            <text:p>CTN</text:p>
          </table:table-cell>
          <table:table-cell office:value-type="string">
            <text:p><text:a xlink:href="http://en.wikipedia.org/wiki/Cooktown_Airport">Cooktown Airport</text:a></text:p>
          </table:table-cell>
        </table:table-row>
        <table:table-row table:style-name="ro1">
          <table:table-cell office:value-type="string">
            <text:p><text:a xlink:href="http://en.wikipedia.org/wiki/Cunnamulla">Cunnamulla</text:a></text:p>
          </table:table-cell>
          <table:table-cell office:value-type="string">
            <text:p><text:a xlink:href="http://www.airservicesaustralia.com/aip/current/ersa/FAC_YCMU_15-Nov-2012.pdf">YCMU</text:a></text:p>
          </table:table-cell>
          <table:table-cell office:value-type="string">
            <text:p>CMA</text:p>
          </table:table-cell>
          <table:table-cell office:value-type="string">
            <text:p><text:a xlink:href="http://en.wikipedia.org/wiki/Cunnamulla_Airport">Cunnamulla Airport</text:a></text:p>
          </table:table-cell>
        </table:table-row>
        <table:table-row table:style-name="ro1">
          <table:table-cell office:value-type="string">
            <text:p><text:a xlink:href="http://en.wikipedia.org/wiki/Doomadgee,_Queensland">Doomadgee</text:a></text:p>
          </table:table-cell>
          <table:table-cell office:value-type="string">
            <text:p><text:a xlink:href="http://www.airservicesaustralia.com/aip/current/ersa/FAC_YDMG_15-Nov-2012.pdf">YDMG</text:a></text:p>
          </table:table-cell>
          <table:table-cell office:value-type="string">
            <text:p>DMD</text:p>
          </table:table-cell>
          <table:table-cell office:value-type="string">
            <text:p><text:a xlink:href="http://en.wikipedia.org/wiki/Doomadgee_Airport">Doomadgee Airport</text:a></text:p>
          </table:table-cell>
        </table:table-row>
        <table:table-row table:style-name="ro1">
          <table:table-cell office:value-type="string">
            <text:p><text:a xlink:href="http://en.wikipedia.org/wiki/Emerald,_Queensland">Emerald</text:a></text:p>
          </table:table-cell>
          <table:table-cell office:value-type="string">
            <text:p><text:a xlink:href="http://www.airservicesaustralia.com/aip/current/ersa/FAC_YEML_15-Nov-2012.pdf">YEML</text:a></text:p>
          </table:table-cell>
          <table:table-cell office:value-type="string">
            <text:p>EMD</text:p>
          </table:table-cell>
          <table:table-cell office:value-type="string">
            <text:p><text:a xlink:href="http://en.wikipedia.org/wiki/Emerald_Airport">Emerald Airport</text:a></text:p>
          </table:table-cell>
        </table:table-row>
        <table:table-row table:style-name="ro1">
          <table:table-cell office:value-type="string">
            <text:p><text:a xlink:href="http://en.wikipedia.org/wiki/Gladstone,_Queensland">Gladstone</text:a></text:p>
          </table:table-cell>
          <table:table-cell office:value-type="string">
            <text:p><text:a xlink:href="http://www.airservicesaustralia.com/aip/current/ersa/FAC_YGLA_15-Nov-2012.pdf">YGLA</text:a></text:p>
          </table:table-cell>
          <table:table-cell office:value-type="string">
            <text:p>GLT</text:p>
          </table:table-cell>
          <table:table-cell office:value-type="string">
            <text:p><text:a xlink:href="http://en.wikipedia.org/wiki/Gladstone_Airport">Gladstone Airport</text:a></text:p>
          </table:table-cell>
        </table:table-row>
        <table:table-row table:style-name="ro3">
          <table:table-cell office:value-type="string">
            <text:p><text:a xlink:href="http://en.wikipedia.org/wiki/Gold_Coast,_Queensland">Gold Coast</text:a> / <text:a xlink:href="http://en.wikipedia.org/wiki/Coolangatta,_Queensland">Coolangatta</text:a></text:p>
          </table:table-cell>
          <table:table-cell office:value-type="string">
            <text:p><text:a xlink:href="http://www.airservicesaustralia.com/aip/current/ersa/FAC_YBCG_15-Nov-2012.pdf">YBCG</text:a></text:p>
          </table:table-cell>
          <table:table-cell office:value-type="string">
            <text:p>OOL</text:p>
          </table:table-cell>
          <table:table-cell office:value-type="string">
            <text:p><text:a xlink:href="http://en.wikipedia.org/wiki/Gold_Coast_Airport">Gold Coast Airport</text:a></text:p>
          </table:table-cell>
        </table:table-row>
        <table:table-row table:style-name="ro1">
          <table:table-cell office:value-type="string">
            <text:p><text:a xlink:href="http://en.wikipedia.org/wiki/Gympie">Gympie</text:a></text:p>
          </table:table-cell>
          <table:table-cell office:value-type="string">
            <text:p><text:a xlink:href="http://www.airservicesaustralia.com/aip/current/ersa/FAC_YGYM_15-Nov-2012.pdf">YGYM</text:a></text:p>
          </table:table-cell>
          <table:table-cell office:value-type="string">
            <text:p>GYP</text:p>
          </table:table-cell>
          <table:table-cell office:value-type="string">
            <text:p><text:a xlink:href="http://en.wikipedia.org/wiki/Gympie_Airport">Gympie Airport</text:a></text:p>
          </table:table-cell>
        </table:table-row>
        <table:table-row table:style-name="ro2">
          <table:table-cell office:value-type="string">
            <text:p><text:a xlink:href="http://en.wikipedia.org/wiki/Hamilton_Island_%28Queensland%29">Hamilton Island</text:a></text:p>
          </table:table-cell>
          <table:table-cell office:value-type="string">
            <text:p><text:a xlink:href="http://www.airservicesaustralia.com/aip/current/ersa/FAC_YBHM_15-Nov-2012.pdf">YBHM</text:a></text:p>
          </table:table-cell>
          <table:table-cell office:value-type="string">
            <text:p>HTI</text:p>
          </table:table-cell>
          <table:table-cell table:style-name="ce3" office:value-type="string">
            <text:p><text:a xlink:href="http://en.wikipedia.org/wiki/Great_Barrier_Reef_Airport">Great Barrier Reef Airport</text:a> (Hamilton Island Airport)</text:p>
          </table:table-cell>
        </table:table-row>
        <table:table-row table:style-name="ro1">
          <table:table-cell office:value-type="string">
            <text:p><text:a xlink:href="http://en.wikipedia.org/wiki/Hervey_Bay">Hervey Bay</text:a></text:p>
          </table:table-cell>
          <table:table-cell office:value-type="string">
            <text:p><text:a xlink:href="http://www.airservicesaustralia.com/aip/current/ersa/FAC_YHBA_15-Nov-2012.pdf">YHBA</text:a></text:p>
          </table:table-cell>
          <table:table-cell office:value-type="string">
            <text:p>HVB</text:p>
          </table:table-cell>
          <table:table-cell office:value-type="string">
            <text:p><text:a xlink:href="http://en.wikipedia.org/wiki/Hervey_Bay_Airport">Hervey Bay Airport</text:a></text:p>
          </table:table-cell>
        </table:table-row>
        <table:table-row table:style-name="ro1">
          <table:table-cell office:value-type="string">
            <text:p><text:a xlink:href="http://en.wikipedia.org/wiki/Horn_Island,_Queensland">Horn Island</text:a></text:p>
          </table:table-cell>
          <table:table-cell office:value-type="string">
            <text:p><text:a xlink:href="http://www.airservicesaustralia.com/aip/current/ersa/FAC_YHID_15-Nov-2012.pdf">YHID</text:a></text:p>
          </table:table-cell>
          <table:table-cell office:value-type="string">
            <text:p>HID</text:p>
          </table:table-cell>
          <table:table-cell office:value-type="string">
            <text:p><text:a xlink:href="http://en.wikipedia.org/wiki/Horn_Island_Airport">Horn Island Airport</text:a></text:p>
          </table:table-cell>
        </table:table-row>
        <table:table-row table:style-name="ro1">
          <table:table-cell office:value-type="string">
            <text:p><text:a xlink:href="http://en.wikipedia.org/wiki/Hughenden,_Queensland">Hughenden</text:a></text:p>
          </table:table-cell>
          <table:table-cell office:value-type="string">
            <text:p><text:a xlink:href="http://www.airservicesaustralia.com/aip/current/ersa/FAC_YHUG_15-Nov-2012.pdf">YHUG</text:a></text:p>
          </table:table-cell>
          <table:table-cell office:value-type="string">
            <text:p>HGD</text:p>
          </table:table-cell>
          <table:table-cell office:value-type="string">
            <text:p><text:a xlink:href="http://en.wikipedia.org/wiki/Hughenden_Airport">Hughenden Airport</text:a></text:p>
          </table:table-cell>
        </table:table-row>
        <table:table-row table:style-name="ro1">
          <table:table-cell office:value-type="string">
            <text:p><text:a xlink:href="http://en.wikipedia.org/wiki/Julia_Creek,_Queensland">Julia Creek</text:a></text:p>
          </table:table-cell>
          <table:table-cell office:value-type="string">
            <text:p><text:a xlink:href="http://www.airservicesaustralia.com/aip/current/ersa/FAC_YJLC_15-Nov-2012.pdf">YJLC</text:a></text:p>
          </table:table-cell>
          <table:table-cell office:value-type="string">
            <text:p>JCK</text:p>
          </table:table-cell>
          <table:table-cell office:value-type="string">
            <text:p><text:a xlink:href="http://en.wikipedia.org/wiki/Julia_Creek_Airport">Julia Creek Airport</text:a></text:p>
          </table:table-cell>
        </table:table-row>
        <table:table-row table:style-name="ro1">
          <table:table-cell office:value-type="string">
            <text:p><text:a xlink:href="http://en.wikipedia.org/wiki/Karumba,_Queensland">Karumba</text:a></text:p>
          </table:table-cell>
          <table:table-cell office:value-type="string">
            <text:p><text:a xlink:href="http://www.airservicesaustralia.com/aip/current/ersa/FAC_YKMB_15-Nov-2012.pdf">YKMB</text:a></text:p>
          </table:table-cell>
          <table:table-cell office:value-type="string">
            <text:p>KRB</text:p>
          </table:table-cell>
          <table:table-cell office:value-type="string">
            <text:p><text:a xlink:href="http://en.wikipedia.org/wiki/Karumba_Airport">Karumba Airport</text:a></text:p>
          </table:table-cell>
        </table:table-row>
        <table:table-row table:style-name="ro1">
          <table:table-cell office:value-type="string">
            <text:p><text:a xlink:href="http://en.wikipedia.org/wiki/Kowanyama,_Queensland">Kowanyama</text:a></text:p>
          </table:table-cell>
          <table:table-cell office:value-type="string">
            <text:p><text:a xlink:href="http://www.airservicesaustralia.com/aip/current/ersa/FAC_YKOW_15-Nov-2012.pdf">YKOW</text:a></text:p>
          </table:table-cell>
          <table:table-cell office:value-type="string">
            <text:p>KWM</text:p>
          </table:table-cell>
          <table:table-cell office:value-type="string">
            <text:p><text:a xlink:href="http://en.wikipedia.org/wiki/Kowanyama_Airport">Kowanyama Airport</text:a></text:p>
          </table:table-cell>
        </table:table-row>
        <table:table-row table:style-name="ro3">
          <table:table-cell office:value-type="string">
            <text:p><text:a xlink:href="http://en.wikipedia.org/w/index.php?title=Kubin,_Queensland&amp;action=edit&amp;redlink=1">Kubin</text:a> (<text:a xlink:href="http://en.wikipedia.org/wiki/Moa_Island_%28Queensland%29">Moa Island</text:a>)</text:p>
          </table:table-cell>
          <table:table-cell office:value-type="string">
            <text:p><text:a xlink:href="http://www.airservicesaustralia.com/aip/current/ersa/FAC_YKUB_15-Nov-2012.pdf">YKUB</text:a></text:p>
          </table:table-cell>
          <table:table-cell office:value-type="string">
            <text:p>KUG</text:p>
          </table:table-cell>
          <table:table-cell office:value-type="string">
            <text:p><text:a xlink:href="http://en.wikipedia.org/wiki/Kubin_Airport">Kubin Airport</text:a></text:p>
          </table:table-cell>
        </table:table-row>
        <table:table-row table:style-name="ro1">
          <table:table-cell office:value-type="string">
            <text:p><text:a xlink:href="http://en.wikipedia.org/wiki/Lockhart_River,_Queensland">Lockhart River</text:a></text:p>
          </table:table-cell>
          <table:table-cell office:value-type="string">
            <text:p><text:a xlink:href="http://www.airservicesaustralia.com/aip/current/ersa/FAC_YLHR_15-Nov-2012.pdf">YLHR</text:a></text:p>
          </table:table-cell>
          <table:table-cell office:value-type="string">
            <text:p>IRG</text:p>
          </table:table-cell>
          <table:table-cell office:value-type="string">
            <text:p><text:a xlink:href="http://en.wikipedia.org/wiki/Lockhart_River_Airport">Lockhart River Airport</text:a></text:p>
          </table:table-cell>
        </table:table-row>
        <table:table-row table:style-name="ro1">
          <table:table-cell office:value-type="string">
            <text:p><text:a xlink:href="http://en.wikipedia.org/wiki/Longreach,_Queensland">Longreach</text:a></text:p>
          </table:table-cell>
          <table:table-cell office:value-type="string">
            <text:p><text:a xlink:href="http://www.airservicesaustralia.com/aip/current/ersa/FAC_YLRE_15-Nov-2012.pdf">YLRE</text:a></text:p>
          </table:table-cell>
          <table:table-cell office:value-type="string">
            <text:p>LRE</text:p>
          </table:table-cell>
          <table:table-cell office:value-type="string">
            <text:p><text:a xlink:href="http://en.wikipedia.org/wiki/Longreach_Airport">Longreach Airport</text:a></text:p>
          </table:table-cell>
        </table:table-row>
        <table:table-row table:style-name="ro1">
          <table:table-cell office:value-type="string">
            <text:p><text:a xlink:href="http://en.wikipedia.org/wiki/Mackay,_Queensland">Mackay</text:a></text:p>
          </table:table-cell>
          <table:table-cell office:value-type="string">
            <text:p><text:a xlink:href="http://www.airservicesaustralia.com/aip/current/ersa/FAC_YBMK_15-Nov-2012.pdf">YBMK</text:a></text:p>
          </table:table-cell>
          <table:table-cell office:value-type="string">
            <text:p>MKY</text:p>
          </table:table-cell>
          <table:table-cell office:value-type="string">
            <text:p><text:a xlink:href="http://en.wikipedia.org/wiki/Mackay_Airport">Mackay Airport</text:a></text:p>
          </table:table-cell>
        </table:table-row>
        <table:table-row table:style-name="ro4">
          <table:table-cell office:value-type="string">
            <text:p><text:a xlink:href="http://en.wikipedia.org/wiki/Maroochydore">Maroochydore</text:a> / <text:a xlink:href="http://en.wikipedia.org/wiki/Sunshine_Coast,_Queensland">Sunshine Coast</text:a></text:p>
          </table:table-cell>
          <table:table-cell office:value-type="string">
            <text:p><text:a xlink:href="http://www.airservicesaustralia.com/aip/current/ersa/FAC_YBMC_15-Nov-2012.pdf">YBMC</text:a></text:p>
          </table:table-cell>
          <table:table-cell office:value-type="string">
            <text:p>MCY</text:p>
          </table:table-cell>
          <table:table-cell office:value-type="string">
            <text:p><text:a xlink:href="http://en.wikipedia.org/wiki/Sunshine_Coast_Airport">Sunshine Coast Airport</text:a></text:p>
          </table:table-cell>
        </table:table-row>
        <table:table-row table:style-name="ro1">
          <table:table-cell office:value-type="string">
            <text:p><text:a xlink:href="http://en.wikipedia.org/wiki/Maryborough,_Queensland">Maryborough</text:a></text:p>
          </table:table-cell>
          <table:table-cell office:value-type="string">
            <text:p><text:a xlink:href="http://www.airservicesaustralia.com/aip/current/ersa/FAC_YMYB_15-Nov-2012.pdf">YMYB</text:a></text:p>
          </table:table-cell>
          <table:table-cell office:value-type="string">
            <text:p>MBH</text:p>
          </table:table-cell>
          <table:table-cell office:value-type="string">
            <text:p><text:a xlink:href="http://en.wikipedia.org/wiki/Maryborough_Airport_%28Queensland%29">Maryborough Airport</text:a></text:p>
          </table:table-cell>
        </table:table-row>
        <table:table-row table:style-name="ro1">
          <table:table-cell office:value-type="string">
            <text:p><text:a xlink:href="http://en.wikipedia.org/wiki/Mornington_Island">Mornington Island</text:a></text:p>
          </table:table-cell>
          <table:table-cell office:value-type="string">
            <text:p><text:a xlink:href="http://www.airservicesaustralia.com/aip/current/ersa/FAC_YMTI_15-Nov-2012.pdf">YMTI</text:a></text:p>
          </table:table-cell>
          <table:table-cell office:value-type="string">
            <text:p>ONG</text:p>
          </table:table-cell>
          <table:table-cell office:value-type="string">
            <text:p><text:a xlink:href="http://en.wikipedia.org/wiki/Mornington_Island_Airport">Mornington Island Airport</text:a></text:p>
          </table:table-cell>
        </table:table-row>
        <table:table-row table:style-name="ro1">
          <table:table-cell office:value-type="string">
            <text:p><text:a xlink:href="http://en.wikipedia.org/wiki/Mount_Isa">Mount Isa</text:a></text:p>
          </table:table-cell>
          <table:table-cell office:value-type="string">
            <text:p><text:a xlink:href="http://www.airservicesaustralia.com/aip/current/ersa/FAC_YBMA_15-Nov-2012.pdf">YBMA</text:a></text:p>
          </table:table-cell>
          <table:table-cell office:value-type="string">
            <text:p>ISA</text:p>
          </table:table-cell>
          <table:table-cell office:value-type="string">
            <text:p><text:a xlink:href="http://en.wikipedia.org/wiki/Mount_Isa_Airport">Mount Isa Airport</text:a></text:p>
          </table:table-cell>
        </table:table-row>
        <table:table-row table:style-name="ro1">
          <table:table-cell office:value-type="string">
            <text:p><text:a xlink:href="http://en.wikipedia.org/wiki/Murray_Island,_Queensland">Murray Island</text:a></text:p>
          </table:table-cell>
          <table:table-cell office:value-type="string">
            <text:p>YMUI</text:p>
          </table:table-cell>
          <table:table-cell office:value-type="string">
            <text:p>MYI</text:p>
          </table:table-cell>
          <table:table-cell office:value-type="string">
            <text:p><text:a xlink:href="http://en.wikipedia.org/wiki/Murray_Island_Airport">Murray Island Airport</text:a></text:p>
          </table:table-cell>
        </table:table-row>
        <table:table-row table:style-name="ro1">
          <table:table-cell office:value-type="string">
            <text:p><text:a xlink:href="http://en.wikipedia.org/wiki/Normanton,_Queensland">Normanton</text:a></text:p>
          </table:table-cell>
          <table:table-cell office:value-type="string">
            <text:p><text:a xlink:href="http://www.airservicesaustralia.com/aip/current/ersa/FAC_YNTN_15-Nov-2012.pdf">YNTN</text:a></text:p>
          </table:table-cell>
          <table:table-cell office:value-type="string">
            <text:p>NTN</text:p>
          </table:table-cell>
          <table:table-cell office:value-type="string">
            <text:p><text:a xlink:href="http://en.wikipedia.org/wiki/Normanton_Airport">Normanton Airport</text:a></text:p>
          </table:table-cell>
        </table:table-row>
        <table:table-row table:style-name="ro1">
          <table:table-cell office:value-type="string">
            <text:p><text:a xlink:href="http://en.wikipedia.org/wiki/Palm_Island,_Queensland">Palm Island</text:a></text:p>
          </table:table-cell>
          <table:table-cell office:value-type="string">
            <text:p><text:a xlink:href="http://www.airservicesaustralia.com/aip/current/ersa/FAC_YPAM_15-Nov-2012.pdf">YPAM</text:a></text:p>
          </table:table-cell>
          <table:table-cell office:value-type="string">
            <text:p>PMK</text:p>
          </table:table-cell>
          <table:table-cell office:value-type="string">
            <text:p><text:a xlink:href="http://en.wikipedia.org/wiki/Palm_Island_Airport">Palm Island Airport</text:a></text:p>
          </table:table-cell>
        </table:table-row>
        <table:table-row table:style-name="ro3">
          <table:table-cell office:value-type="string">
            <text:p><text:a xlink:href="http://en.wikipedia.org/wiki/Pormpuraaw,_Queensland">Pormpuraaw</text:a> / <text:a xlink:href="http://en.wikipedia.org/wiki/Edward_River_%28Queensland%29">Edward River</text:a></text:p>
          </table:table-cell>
          <table:table-cell office:value-type="string">
            <text:p><text:a xlink:href="http://www.airservicesaustralia.com/aip/current/ersa/FAC_YPMP_15-Nov-2012.pdf">YPMP</text:a></text:p>
          </table:table-cell>
          <table:table-cell office:value-type="string">
            <text:p>EDR</text:p>
          </table:table-cell>
          <table:table-cell office:value-type="string">
            <text:p><text:a xlink:href="http://en.wikipedia.org/wiki/Edward_River_Airport">Edward River Airport</text:a></text:p>
          </table:table-cell>
        </table:table-row>
        <table:table-row table:style-name="ro1">
          <table:table-cell office:value-type="string">
            <text:p><text:a xlink:href="http://en.wikipedia.org/wiki/Proserpine,_Queensland">Proserpine</text:a></text:p>
          </table:table-cell>
          <table:table-cell office:value-type="string">
            <text:p><text:a xlink:href="http://www.airservicesaustralia.com/aip/current/ersa/FAC_YBPN_15-Nov-2012.pdf">YBPN</text:a></text:p>
          </table:table-cell>
          <table:table-cell office:value-type="string">
            <text:p>PPP</text:p>
          </table:table-cell>
          <table:table-cell office:value-type="string">
            <text:p><text:a xlink:href="http://en.wikipedia.org/wiki/Whitsunday_Coast_Airport">Whitsunday Coast Airport</text:a></text:p>
          </table:table-cell>
        </table:table-row>
        <table:table-row table:style-name="ro1">
          <table:table-cell office:value-type="string">
            <text:p><text:a xlink:href="http://en.wikipedia.org/wiki/Quilpie,_Queensland">Quilpie</text:a></text:p>
          </table:table-cell>
          <table:table-cell office:value-type="string">
            <text:p><text:a xlink:href="http://www.airservicesaustralia.com/aip/current/ersa/FAC_YQLP_15-Nov-2012.pdf">YQLP</text:a></text:p>
          </table:table-cell>
          <table:table-cell office:value-type="string">
            <text:p>ULP</text:p>
          </table:table-cell>
          <table:table-cell office:value-type="string">
            <text:p><text:a xlink:href="http://en.wikipedia.org/wiki/Quilpie_Airport">Quilpie Airport</text:a></text:p>
          </table:table-cell>
        </table:table-row>
        <table:table-row table:style-name="ro1">
          <table:table-cell office:value-type="string">
            <text:p><text:a xlink:href="http://en.wikipedia.org/wiki/Richmond,_Queensland">Richmond</text:a></text:p>
          </table:table-cell>
          <table:table-cell office:value-type="string">
            <text:p><text:a xlink:href="http://www.airservicesaustralia.com/aip/current/ersa/FAC_YRMD_15-Nov-2012.pdf">YRMD</text:a></text:p>
          </table:table-cell>
          <table:table-cell office:value-type="string">
            <text:p>RCM</text:p>
          </table:table-cell>
          <table:table-cell office:value-type="string">
            <text:p><text:a xlink:href="http://en.wikipedia.org/wiki/Richmond_Airport">Richmond Airport</text:a></text:p>
          </table:table-cell>
        </table:table-row>
        <table:table-row table:style-name="ro1">
          <table:table-cell office:value-type="string">
            <text:p><text:a xlink:href="http://en.wikipedia.org/wiki/Rockhampton">Rockhampton</text:a></text:p>
          </table:table-cell>
          <table:table-cell office:value-type="string">
            <text:p><text:a xlink:href="http://www.airservicesaustralia.com/aip/current/ersa/FAC_YBRK_15-Nov-2012.pdf">YBRK</text:a></text:p>
          </table:table-cell>
          <table:table-cell office:value-type="string">
            <text:p>ROK</text:p>
          </table:table-cell>
          <table:table-cell office:value-type="string">
            <text:p><text:a xlink:href="http://en.wikipedia.org/wiki/Rockhampton_Airport">Rockhampton Airport</text:a></text:p>
          </table:table-cell>
        </table:table-row>
        <table:table-row table:style-name="ro1">
          <table:table-cell office:value-type="string">
            <text:p><text:a xlink:href="http://en.wikipedia.org/wiki/Roma,_Queensland">Roma</text:a></text:p>
          </table:table-cell>
          <table:table-cell office:value-type="string">
            <text:p><text:a xlink:href="http://www.airservicesaustralia.com/aip/current/ersa/FAC_YROM_15-Nov-2012.pdf">YROM</text:a></text:p>
          </table:table-cell>
          <table:table-cell office:value-type="string">
            <text:p>RMA</text:p>
          </table:table-cell>
          <table:table-cell office:value-type="string">
            <text:p><text:a xlink:href="http://en.wikipedia.org/wiki/Roma_Airport">Roma Airport</text:a></text:p>
          </table:table-cell>
        </table:table-row>
        <table:table-row table:style-name="ro1">
          <table:table-cell office:value-type="string">
            <text:p><text:a xlink:href="http://en.wikipedia.org/wiki/St_George,_Queensland">St George</text:a></text:p>
          </table:table-cell>
          <table:table-cell office:value-type="string">
            <text:p><text:a xlink:href="http://www.airservicesaustralia.com/aip/current/ersa/FAC_YSGE_15-Nov-2012.pdf">YSGE</text:a></text:p>
          </table:table-cell>
          <table:table-cell office:value-type="string">
            <text:p>SGO</text:p>
          </table:table-cell>
          <table:table-cell office:value-type="string">
            <text:p><text:a xlink:href="http://en.wikipedia.org/wiki/St_George_Airport_%28Queensland%29">St George Airport</text:a></text:p>
          </table:table-cell>
        </table:table-row>
        <table:table-row table:style-name="ro1">
          <table:table-cell office:value-type="string">
            <text:p><text:a xlink:href="http://en.wikipedia.org/w/index.php?title=Springvale,_Queensland&amp;action=edit&amp;redlink=1">Springvale</text:a></text:p>
          </table:table-cell>
          <table:table-cell office:value-type="string">
            <text:p>YSPV</text:p>
          </table:table-cell>
          <table:table-cell office:value-type="string">
            <text:p>KSV</text:p>
          </table:table-cell>
          <table:table-cell office:value-type="string">
            <text:p><text:a xlink:href="http://en.wikipedia.org/wiki/Springvale_Airport,_Queensland">Springvale Airport</text:a></text:p>
          </table:table-cell>
        </table:table-row>
        <table:table-row table:style-name="ro3">
          <table:table-cell office:value-type="string">
            <text:p><text:a xlink:href="http://en.wikipedia.org/wiki/Thangool,_Queensland">Thangool</text:a> / <text:a xlink:href="http://en.wikipedia.org/wiki/Biloela">Biloela</text:a></text:p>
          </table:table-cell>
          <table:table-cell office:value-type="string">
            <text:p><text:a xlink:href="http://www.airservicesaustralia.com/aip/current/ersa/FAC_YTNG_15-Nov-2012.pdf">YTNG</text:a></text:p>
          </table:table-cell>
          <table:table-cell office:value-type="string">
            <text:p>THG</text:p>
          </table:table-cell>
          <table:table-cell office:value-type="string">
            <text:p><text:a xlink:href="http://en.wikipedia.org/wiki/Thangool_Airport">Thangool Airport</text:a></text:p>
          </table:table-cell>
        </table:table-row>
        <table:table-row table:style-name="ro1">
          <table:table-cell office:value-type="string">
            <text:p><text:a xlink:href="http://en.wikipedia.org/wiki/Thargomindah,_Queensland">Thargomindah</text:a></text:p>
          </table:table-cell>
          <table:table-cell office:value-type="string">
            <text:p><text:a xlink:href="http://www.airservicesaustralia.com/aip/current/ersa/FAC_YTGM_15-Nov-2012.pdf">YTGM</text:a></text:p>
          </table:table-cell>
          <table:table-cell office:value-type="string">
            <text:p>XTG</text:p>
          </table:table-cell>
          <table:table-cell office:value-type="string">
            <text:p><text:a xlink:href="http://en.wikipedia.org/wiki/Thargomindah_Airport">Thargomindah Airport</text:a></text:p>
          </table:table-cell>
        </table:table-row>
        <table:table-row table:style-name="ro1">
          <table:table-cell office:value-type="string">
            <text:p><text:a xlink:href="http://en.wikipedia.org/wiki/Toowoomba">Toowoomba</text:a></text:p>
          </table:table-cell>
          <table:table-cell office:value-type="string">
            <text:p><text:a xlink:href="http://www.airservicesaustralia.com/aip/current/ersa/FAC_YTWB_15-Nov-2012.pdf">YTWB</text:a></text:p>
          </table:table-cell>
          <table:table-cell office:value-type="string">
            <text:p>TWB</text:p>
          </table:table-cell>
          <table:table-cell office:value-type="string">
            <text:p><text:a xlink:href="http://en.wikipedia.org/wiki/Toowoomba_Airport">Toowoomba Airport</text:a></text:p>
          </table:table-cell>
        </table:table-row>
        <table:table-row table:style-name="ro2">
          <table:table-cell office:value-type="string">
            <text:p><text:a xlink:href="http://en.wikipedia.org/wiki/Townsville">Townsville</text:a></text:p>
          </table:table-cell>
          <table:table-cell office:value-type="string">
            <text:p><text:a xlink:href="http://www.airservicesaustralia.com/aip/current/ersa/FAC_YBTL_15-Nov-2012.pdf">YBTL</text:a></text:p>
          </table:table-cell>
          <table:table-cell office:value-type="string">
            <text:p>TSV</text:p>
          </table:table-cell>
          <table:table-cell table:style-name="ce3" office:value-type="string">
            <text:p><text:a xlink:href="http://en.wikipedia.org/wiki/Townsville_Airport">Townsville Airport</text:a> (<text:a xlink:href="http://en.wikipedia.org/wiki/RAAF_Base_Townsville">RAAF Townsville</text:a>)</text:p>
          </table:table-cell>
        </table:table-row>
        <table:table-row table:style-name="ro1">
          <table:table-cell office:value-type="string">
            <text:p><text:a xlink:href="http://en.wikipedia.org/wiki/Weipa,_Queensland">Weipa</text:a></text:p>
          </table:table-cell>
          <table:table-cell office:value-type="string">
            <text:p><text:a xlink:href="http://www.airservicesaustralia.com/aip/current/ersa/FAC_YBWP_15-Nov-2012.pdf">YBWP</text:a></text:p>
          </table:table-cell>
          <table:table-cell office:value-type="string">
            <text:p>WEI</text:p>
          </table:table-cell>
          <table:table-cell office:value-type="string">
            <text:p><text:a xlink:href="http://en.wikipedia.org/wiki/Weipa_Airport">Weipa Airport</text:a></text:p>
          </table:table-cell>
        </table:table-row>
        <table:table-row table:style-name="ro1">
          <table:table-cell office:value-type="string">
            <text:p><text:a xlink:href="http://en.wikipedia.org/wiki/Windorah">Windorah</text:a></text:p>
          </table:table-cell>
          <table:table-cell office:value-type="string">
            <text:p><text:a xlink:href="http://www.airservicesaustralia.com/aip/current/ersa/FAC_YWDH_15-Nov-2012.pdf">YWDH</text:a></text:p>
          </table:table-cell>
          <table:table-cell office:value-type="string">
            <text:p>WNR</text:p>
          </table:table-cell>
          <table:table-cell office:value-type="string">
            <text:p><text:a xlink:href="http://en.wikipedia.org/wiki/Windorah_Airport">Windorah Airport</text:a></text:p>
          </table:table-cell>
        </table:table-row>
        <table:table-row table:style-name="ro1">
          <table:table-cell office:value-type="string">
            <text:p><text:a xlink:href="http://en.wikipedia.org/wiki/Winton,_Queensland">Winton</text:a></text:p>
          </table:table-cell>
          <table:table-cell office:value-type="string">
            <text:p><text:a xlink:href="http://www.airservicesaustralia.com/aip/current/ersa/FAC_YWTN_15-Nov-2012.pdf">YWTN</text:a></text:p>
          </table:table-cell>
          <table:table-cell office:value-type="string">
            <text:p>WIN</text:p>
          </table:table-cell>
          <table:table-cell office:value-type="string">
            <text:p><text:a xlink:href="http://en.wikipedia.org/wiki/Winton_Airport">Winton Airport</text:a></text:p>
          </table:table-cell>
        </table:table-row>
        <table:table-row table:style-name="ro1">
          <table:table-cell office:value-type="string">
            <text:p><text:a xlink:href="http://en.wikipedia.org/wiki/Adelaide">Adelaide</text:a></text:p>
          </table:table-cell>
          <table:table-cell office:value-type="string">
            <text:p><text:a xlink:href="http://www.airservicesaustralia.com/aip/current/ersa/FAC_YPAD_15-Nov-2012.pdf">YPAD</text:a></text:p>
          </table:table-cell>
          <table:table-cell office:value-type="string">
            <text:p>ADL</text:p>
          </table:table-cell>
          <table:table-cell office:value-type="string">
            <text:p><text:a xlink:href="http://en.wikipedia.org/wiki/Adelaide_Airport">Adelaide Airport</text:a></text:p>
          </table:table-cell>
        </table:table-row>
        <table:table-row table:style-name="ro1">
          <table:table-cell office:value-type="string">
            <text:p><text:a xlink:href="http://en.wikipedia.org/wiki/Ceduna,_South_Australia">Ceduna</text:a></text:p>
          </table:table-cell>
          <table:table-cell office:value-type="string">
            <text:p><text:a xlink:href="http://www.airservicesaustralia.com/aip/current/ersa/FAC_YCDU_15-Nov-2012.pdf">YCDU</text:a></text:p>
          </table:table-cell>
          <table:table-cell office:value-type="string">
            <text:p>CED</text:p>
          </table:table-cell>
          <table:table-cell office:value-type="string">
            <text:p><text:a xlink:href="http://en.wikipedia.org/wiki/Ceduna_Airport">Ceduna Airport</text:a></text:p>
          </table:table-cell>
        </table:table-row>
        <table:table-row table:style-name="ro1">
          <table:table-cell office:value-type="string">
            <text:p><text:a xlink:href="http://en.wikipedia.org/wiki/Coober_Pedy,_South_Australia">Coober Pedy</text:a></text:p>
          </table:table-cell>
          <table:table-cell office:value-type="string">
            <text:p><text:a xlink:href="http://www.airservicesaustralia.com/aip/current/ersa/FAC_YCBP_15-Nov-2012.pdf">YCBP</text:a></text:p>
          </table:table-cell>
          <table:table-cell office:value-type="string">
            <text:p>CPD</text:p>
          </table:table-cell>
          <table:table-cell office:value-type="string">
            <text:p><text:a xlink:href="http://en.wikipedia.org/wiki/Coober_Pedy_Airport">Coober Pedy Airport</text:a></text:p>
          </table:table-cell>
        </table:table-row>
        <table:table-row table:style-name="ro3">
          <table:table-cell office:value-type="string">
            <text:p><text:a xlink:href="http://en.wikipedia.org/wiki/Kingscote,_South_Australia">Kingscote</text:a>, <text:a xlink:href="http://en.wikipedia.org/wiki/Kangaroo_Island">Kangaroo Island</text:a></text:p>
          </table:table-cell>
          <table:table-cell office:value-type="string">
            <text:p><text:a xlink:href="http://www.airservicesaustralia.com/aip/current/ersa/FAC_YKSC_15-Nov-2012.pdf">YKSC</text:a></text:p>
          </table:table-cell>
          <table:table-cell office:value-type="string">
            <text:p>KGC</text:p>
          </table:table-cell>
          <table:table-cell office:value-type="string">
            <text:p><text:a xlink:href="http://en.wikipedia.org/wiki/Kingscote_Airport">Kingscote Airport</text:a></text:p>
          </table:table-cell>
        </table:table-row>
        <table:table-row table:style-name="ro1">
          <table:table-cell office:value-type="string">
            <text:p><text:a xlink:href="http://en.wikipedia.org/wiki/Mount_Gambier,_South_Australia">Mount Gambier</text:a></text:p>
          </table:table-cell>
          <table:table-cell office:value-type="string">
            <text:p><text:a xlink:href="http://www.airservicesaustralia.com/aip/current/ersa/FAC_YMTG_15-Nov-2012.pdf">YMTG</text:a></text:p>
          </table:table-cell>
          <table:table-cell office:value-type="string">
            <text:p>MGB</text:p>
          </table:table-cell>
          <table:table-cell office:value-type="string">
            <text:p><text:a xlink:href="http://en.wikipedia.org/wiki/Mount_Gambier_Airport">Mount Gambier Airport</text:a></text:p>
          </table:table-cell>
        </table:table-row>
        <table:table-row table:style-name="ro1">
          <table:table-cell office:value-type="string">
            <text:p><text:a xlink:href="http://en.wikipedia.org/wiki/Port_Augusta,_South_Australia">Port Augusta</text:a></text:p>
          </table:table-cell>
          <table:table-cell office:value-type="string">
            <text:p><text:a xlink:href="http://www.airservicesaustralia.com/aip/current/ersa/FAC_YPAG_15-Nov-2012.pdf">YPAG</text:a></text:p>
          </table:table-cell>
          <table:table-cell office:value-type="string">
            <text:p>PUG</text:p>
          </table:table-cell>
          <table:table-cell office:value-type="string">
            <text:p><text:a xlink:href="http://en.wikipedia.org/wiki/Port_Augusta_Airport">Port Augusta Airport</text:a></text:p>
          </table:table-cell>
        </table:table-row>
        <table:table-row table:style-name="ro1">
          <table:table-cell office:value-type="string">
            <text:p><text:a xlink:href="http://en.wikipedia.org/wiki/Port_Lincoln">Port Lincoln</text:a></text:p>
          </table:table-cell>
          <table:table-cell office:value-type="string">
            <text:p><text:a xlink:href="http://www.airservicesaustralia.com/aip/current/ersa/FAC_YPLC_15-Nov-2012.pdf">YPLC</text:a></text:p>
          </table:table-cell>
          <table:table-cell office:value-type="string">
            <text:p>PLO</text:p>
          </table:table-cell>
          <table:table-cell office:value-type="string">
            <text:p><text:a xlink:href="http://en.wikipedia.org/wiki/Port_Lincoln_Airport">Port Lincoln Airport</text:a></text:p>
          </table:table-cell>
        </table:table-row>
        <table:table-row table:style-name="ro1">
          <table:table-cell office:value-type="string">
            <text:p><text:a xlink:href="http://en.wikipedia.org/wiki/Whyalla">Whyalla</text:a></text:p>
          </table:table-cell>
          <table:table-cell office:value-type="string">
            <text:p><text:a xlink:href="http://www.airservicesaustralia.com/aip/current/ersa/FAC_YWHA_15-Nov-2012.pdf">YWHA</text:a></text:p>
          </table:table-cell>
          <table:table-cell office:value-type="string">
            <text:p>WYA</text:p>
          </table:table-cell>
          <table:table-cell office:value-type="string">
            <text:p><text:a xlink:href="http://en.wikipedia.org/wiki/Whyalla_Airport">Whyalla Airport</text:a></text:p>
          </table:table-cell>
        </table:table-row>
        <table:table-row table:style-name="ro1">
          <table:table-cell office:value-type="string">
            <text:p><text:a xlink:href="http://en.wikipedia.org/wiki/Devonport,_Tasmania">Devonport</text:a></text:p>
          </table:table-cell>
          <table:table-cell office:value-type="string">
            <text:p><text:a xlink:href="http://www.airservicesaustralia.com/aip/current/ersa/FAC_YDPO_15-Nov-2012.pdf">YDPO</text:a></text:p>
          </table:table-cell>
          <table:table-cell office:value-type="string">
            <text:p>DPO</text:p>
          </table:table-cell>
          <table:table-cell office:value-type="string">
            <text:p><text:a xlink:href="http://en.wikipedia.org/wiki/Devonport_Airport">Devonport Airport</text:a></text:p>
          </table:table-cell>
        </table:table-row>
        <table:table-row table:style-name="ro3">
          <table:table-cell office:value-type="string">
            <text:p><text:a xlink:href="http://en.wikipedia.org/wiki/Flinders_Island">Flinders Island</text:a> (<text:a xlink:href="http://en.wikipedia.org/wiki/Whitemark,_Tasmania">Whitemark</text:a>)</text:p>
          </table:table-cell>
          <table:table-cell office:value-type="string">
            <text:p><text:a xlink:href="http://www.airservicesaustralia.com/aip/current/ersa/FAC_YFLI_15-Nov-2012.pdf">YFLI</text:a></text:p>
          </table:table-cell>
          <table:table-cell office:value-type="string">
            <text:p>FLS</text:p>
          </table:table-cell>
          <table:table-cell office:value-type="string">
            <text:p><text:a xlink:href="http://en.wikipedia.org/wiki/Flinders_Island_Airport">Flinders Island Airport</text:a></text:p>
          </table:table-cell>
        </table:table-row>
        <table:table-row table:style-name="ro1">
          <table:table-cell office:value-type="string">
            <text:p><text:a xlink:href="http://en.wikipedia.org/wiki/Hobart">Hobart</text:a></text:p>
          </table:table-cell>
          <table:table-cell office:value-type="string">
            <text:p><text:a xlink:href="http://www.airservicesaustralia.com/aip/current/ersa/FAC_YMHB_15-Nov-2012.pdf">YMHB</text:a></text:p>
          </table:table-cell>
          <table:table-cell office:value-type="string">
            <text:p>HBA</text:p>
          </table:table-cell>
          <table:table-cell office:value-type="string">
            <text:p><text:a xlink:href="http://en.wikipedia.org/wiki/Hobart_International_Airport">Hobart International Airport</text:a></text:p>
          </table:table-cell>
        </table:table-row>
        <table:table-row table:style-name="ro3">
          <table:table-cell office:value-type="string">
            <text:p><text:a xlink:href="http://en.wikipedia.org/wiki/King_Island_%28Tasmania%29">King Island</text:a> (<text:a xlink:href="http://en.wikipedia.org/wiki/Currie,_Tasmania">Currie</text:a>)</text:p>
          </table:table-cell>
          <table:table-cell office:value-type="string">
            <text:p><text:a xlink:href="http://www.airservicesaustralia.com/aip/current/ersa/FAC_YKII_15-Nov-2012.pdf">YKII</text:a></text:p>
          </table:table-cell>
          <table:table-cell office:value-type="string">
            <text:p>KNS</text:p>
          </table:table-cell>
          <table:table-cell office:value-type="string">
            <text:p><text:a xlink:href="http://en.wikipedia.org/wiki/King_Island_Airport">King Island Airport</text:a></text:p>
          </table:table-cell>
        </table:table-row>
        <table:table-row table:style-name="ro1">
          <table:table-cell office:value-type="string">
            <text:p><text:a xlink:href="http://en.wikipedia.org/wiki/Launceston,_Tasmania">Launceston</text:a></text:p>
          </table:table-cell>
          <table:table-cell office:value-type="string">
            <text:p><text:a xlink:href="http://www.airservicesaustralia.com/aip/current/ersa/FAC_YMLT_15-Nov-2012.pdf">YMLT</text:a></text:p>
          </table:table-cell>
          <table:table-cell office:value-type="string">
            <text:p>LST</text:p>
          </table:table-cell>
          <table:table-cell office:value-type="string">
            <text:p><text:a xlink:href="http://en.wikipedia.org/wiki/Launceston_Airport">Launceston Airport</text:a></text:p>
          </table:table-cell>
        </table:table-row>
        <table:table-row table:style-name="ro3">
          <table:table-cell office:value-type="string">
            <text:p><text:a xlink:href="http://en.wikipedia.org/wiki/Wynyard,_Tasmania">Wynyard</text:a> / <text:a xlink:href="http://en.wikipedia.org/wiki/Burnie,_Tasmania">Burnie</text:a></text:p>
          </table:table-cell>
          <table:table-cell office:value-type="string">
            <text:p><text:a xlink:href="http://www.airservicesaustralia.com/aip/current/ersa/FAC_YWYY_15-Nov-2012.pdf">YWYY</text:a></text:p>
          </table:table-cell>
          <table:table-cell office:value-type="string">
            <text:p>BWT</text:p>
          </table:table-cell>
          <table:table-cell office:value-type="string">
            <text:p><text:a xlink:href="http://en.wikipedia.org/wiki/Burnie_Airport">Burnie Airport</text:a> </text:p>
          </table:table-cell>
        </table:table-row>
        <table:table-row table:style-name="ro1">
          <table:table-cell office:value-type="string">
            <text:p><text:a xlink:href="http://en.wikipedia.org/wiki/Avalon,_Victoria">Avalon</text:a></text:p>
          </table:table-cell>
          <table:table-cell office:value-type="string">
            <text:p><text:a xlink:href="http://www.airservicesaustralia.com/aip/current/ersa/FAC_YMAV_15-Nov-2012.pdf">YMAV</text:a></text:p>
          </table:table-cell>
          <table:table-cell office:value-type="string">
            <text:p>AVV</text:p>
          </table:table-cell>
          <table:table-cell office:value-type="string">
            <text:p><text:a xlink:href="http://en.wikipedia.org/wiki/Avalon_Airport">Avalon Airport</text:a></text:p>
          </table:table-cell>
        </table:table-row>
        <table:table-row table:style-name="ro1">
          <table:table-cell office:value-type="string">
            <text:p><text:a xlink:href="http://en.wikipedia.org/wiki/Hamilton,_Victoria">Hamilton</text:a></text:p>
          </table:table-cell>
          <table:table-cell office:value-type="string">
            <text:p><text:a xlink:href="http://www.airservicesaustralia.com/aip/current/ersa/FAC_YHML_15-Nov-2012.pdf">YHML</text:a></text:p>
          </table:table-cell>
          <table:table-cell office:value-type="string">
            <text:p>HLT</text:p>
          </table:table-cell>
          <table:table-cell office:value-type="string">
            <text:p><text:a xlink:href="http://en.wikipedia.org/wiki/Hamilton_Airport_%28Australia%29">Hamilton Airport</text:a></text:p>
          </table:table-cell>
        </table:table-row>
        <table:table-row table:style-name="ro1">
          <table:table-cell office:value-type="string">
            <text:p><text:a xlink:href="http://en.wikipedia.org/wiki/Melbourne">Melbourne</text:a></text:p>
          </table:table-cell>
          <table:table-cell office:value-type="string">
            <text:p><text:a xlink:href="http://www.airservicesaustralia.com/aip/current/ersa/FAC_YMML_15-Nov-2012.pdf">YMML</text:a></text:p>
          </table:table-cell>
          <table:table-cell office:value-type="string">
            <text:p>MEL</text:p>
          </table:table-cell>
          <table:table-cell office:value-type="string">
            <text:p><text:a xlink:href="http://en.wikipedia.org/wiki/Melbourne_Airport">Melbourne Airport</text:a></text:p>
          </table:table-cell>
        </table:table-row>
        <table:table-row table:style-name="ro3">
          <table:table-cell office:value-type="string">
            <text:p><text:a xlink:href="http://en.wikipedia.org/wiki/Melbourne">Melbourne</text:a> / <text:a xlink:href="http://en.wikipedia.org/wiki/Essendon_Fields,_Victoria">Essendon Fields</text:a></text:p>
          </table:table-cell>
          <table:table-cell office:value-type="string">
            <text:p><text:a xlink:href="http://www.airservicesaustralia.com/aip/current/ersa/FAC_YMEN_15-Nov-2012.pdf">YMEN</text:a></text:p>
          </table:table-cell>
          <table:table-cell office:value-type="string">
            <text:p>MEB</text:p>
          </table:table-cell>
          <table:table-cell office:value-type="string">
            <text:p><text:a xlink:href="http://en.wikipedia.org/wiki/Essendon_Airport">Essendon Airport</text:a></text:p>
          </table:table-cell>
        </table:table-row>
        <table:table-row table:style-name="ro3">
          <table:table-cell office:value-type="string">
            <text:p><text:a xlink:href="http://en.wikipedia.org/wiki/Melbourne">Melbourne</text:a> / <text:a xlink:href="http://en.wikipedia.org/wiki/Moorabbin,_Victoria">Moorabbin</text:a></text:p>
          </table:table-cell>
          <table:table-cell office:value-type="string">
            <text:p><text:a xlink:href="http://www.airservicesaustralia.com/aip/current/ersa/FAC_YMMB_15-Nov-2012.pdf">YMMB</text:a></text:p>
          </table:table-cell>
          <table:table-cell office:value-type="string">
            <text:p>MBW</text:p>
          </table:table-cell>
          <table:table-cell office:value-type="string">
            <text:p><text:a xlink:href="http://en.wikipedia.org/wiki/Moorabbin_Airport">Moorabbin Airport</text:a></text:p>
          </table:table-cell>
        </table:table-row>
        <table:table-row table:style-name="ro1">
          <table:table-cell office:value-type="string">
            <text:p><text:a xlink:href="http://en.wikipedia.org/wiki/Mildura">Mildura</text:a></text:p>
          </table:table-cell>
          <table:table-cell office:value-type="string">
            <text:p><text:a xlink:href="http://www.airservicesaustralia.com/aip/current/ersa/FAC_YMIA_15-Nov-2012.pdf">YMIA</text:a></text:p>
          </table:table-cell>
          <table:table-cell office:value-type="string">
            <text:p>MQL</text:p>
          </table:table-cell>
          <table:table-cell office:value-type="string">
            <text:p><text:a xlink:href="http://en.wikipedia.org/wiki/Mildura_Airport">Mildura Airport</text:a></text:p>
          </table:table-cell>
        </table:table-row>
        <table:table-row table:style-name="ro1">
          <table:table-cell office:value-type="string">
            <text:p><text:a xlink:href="http://en.wikipedia.org/wiki/Portland,_Victoria">Portland</text:a></text:p>
          </table:table-cell>
          <table:table-cell office:value-type="string">
            <text:p><text:a xlink:href="http://www.airservicesaustralia.com/aip/current/ersa/FAC_YPOD_15-Nov-2012.pdf">YPOD</text:a></text:p>
          </table:table-cell>
          <table:table-cell office:value-type="string">
            <text:p>PTJ</text:p>
          </table:table-cell>
          <table:table-cell office:value-type="string">
            <text:p><text:a xlink:href="http://en.wikipedia.org/wiki/Portland_Airport_%28Australia%29">Portland Airport</text:a></text:p>
          </table:table-cell>
        </table:table-row>
        <table:table-row table:style-name="ro1">
          <table:table-cell office:value-type="string">
            <text:p><text:a xlink:href="http://en.wikipedia.org/wiki/Albany,_Western_Australia">Albany</text:a></text:p>
          </table:table-cell>
          <table:table-cell office:value-type="string">
            <text:p><text:a xlink:href="http://www.airservicesaustralia.com/aip/current/ersa/FAC_YABA_15-Nov-2012.pdf">YABA</text:a></text:p>
          </table:table-cell>
          <table:table-cell office:value-type="string">
            <text:p>ALH</text:p>
          </table:table-cell>
          <table:table-cell office:value-type="string">
            <text:p><text:a xlink:href="http://en.wikipedia.org/wiki/Albany_Airport_%28Australia%29">Albany Airport</text:a></text:p>
          </table:table-cell>
        </table:table-row>
        <table:table-row table:style-name="ro1">
          <table:table-cell office:value-type="string">
            <text:p><text:a xlink:href="http://en.wikipedia.org/wiki/Broome,_Western_Australia">Broome</text:a></text:p>
          </table:table-cell>
          <table:table-cell office:value-type="string">
            <text:p><text:a xlink:href="http://www.airservicesaustralia.com/aip/current/ersa/FAC_YBRM_15-Nov-2012.pdf">YBRM</text:a></text:p>
          </table:table-cell>
          <table:table-cell office:value-type="string">
            <text:p>BME</text:p>
          </table:table-cell>
          <table:table-cell office:value-type="string">
            <text:p><text:a xlink:href="http://en.wikipedia.org/wiki/Broome_International_Airport">Broome International Airport</text:a></text:p>
          </table:table-cell>
        </table:table-row>
        <table:table-row table:style-name="ro1">
          <table:table-cell office:value-type="string">
            <text:p><text:a xlink:href="http://en.wikipedia.org/wiki/Carnarvon,_Western_Australia">Carnarvon</text:a></text:p>
          </table:table-cell>
          <table:table-cell office:value-type="string">
            <text:p><text:a xlink:href="http://www.airservicesaustralia.com/aip/current/ersa/FAC_YCAR_15-Nov-2012.pdf">YCAR</text:a></text:p>
          </table:table-cell>
          <table:table-cell office:value-type="string">
            <text:p>CVQ</text:p>
          </table:table-cell>
          <table:table-cell office:value-type="string">
            <text:p><text:a xlink:href="http://en.wikipedia.org/wiki/Carnarvon_Airport_%28Australia%29">Carnarvon Airport</text:a></text:p>
          </table:table-cell>
        </table:table-row>
        <table:table-row table:style-name="ro3">
          <table:table-cell office:value-type="string">
            <text:p><text:a xlink:href="http://en.wikipedia.org/wiki/Denham,_Western_Australia">Denham</text:a> / <text:a xlink:href="http://en.wikipedia.org/wiki/Monkey_Mia">Monkey Mia</text:a></text:p>
          </table:table-cell>
          <table:table-cell office:value-type="string">
            <text:p><text:a xlink:href="http://www.airservicesaustralia.com/aip/current/ersa/FAC_YSHK_15-Nov-2012.pdf">YSHK</text:a></text:p>
          </table:table-cell>
          <table:table-cell office:value-type="string">
            <text:p>MJK</text:p>
          </table:table-cell>
          <table:table-cell office:value-type="string">
            <text:p><text:a xlink:href="http://en.wikipedia.org/wiki/Shark_Bay_Airport">Shark Bay Airport</text:a></text:p>
          </table:table-cell>
        </table:table-row>
        <table:table-row table:style-name="ro1">
          <table:table-cell office:value-type="string">
            <text:p><text:a xlink:href="http://en.wikipedia.org/wiki/Esperance,_Western_Australia">Esperance</text:a></text:p>
          </table:table-cell>
          <table:table-cell office:value-type="string">
            <text:p><text:a xlink:href="http://www.airservicesaustralia.com/aip/current/ersa/FAC_YESP_15-Nov-2012.pdf">YESP</text:a></text:p>
          </table:table-cell>
          <table:table-cell office:value-type="string">
            <text:p>EPR</text:p>
          </table:table-cell>
          <table:table-cell office:value-type="string">
            <text:p><text:a xlink:href="http://en.wikipedia.org/wiki/Esperance_Airport">Esperance Airport</text:a></text:p>
          </table:table-cell>
        </table:table-row>
        <table:table-row table:style-name="ro1">
          <table:table-cell office:value-type="string">
            <text:p><text:a xlink:href="http://en.wikipedia.org/wiki/Exmouth,_Western_Australia">Exmouth</text:a></text:p>
          </table:table-cell>
          <table:table-cell office:value-type="string">
            <text:p><text:a xlink:href="http://www.airservicesaustralia.com/aip/current/ersa/FAC_YPLM_15-Nov-2012.pdf">YPLM</text:a></text:p>
          </table:table-cell>
          <table:table-cell office:value-type="string">
            <text:p>LEA</text:p>
          </table:table-cell>
          <table:table-cell office:value-type="string">
            <text:p><text:a xlink:href="http://en.wikipedia.org/wiki/RAAF_Learmonth">Learmonth Airport</text:a></text:p>
          </table:table-cell>
        </table:table-row>
        <table:table-row table:style-name="ro1">
          <table:table-cell office:value-type="string">
            <text:p><text:a xlink:href="http://en.wikipedia.org/wiki/Geraldton">Geraldton</text:a></text:p>
          </table:table-cell>
          <table:table-cell office:value-type="string">
            <text:p><text:a xlink:href="http://www.airservicesaustralia.com/aip/current/ersa/FAC_YGEL_15-Nov-2012.pdf">YGEL</text:a></text:p>
          </table:table-cell>
          <table:table-cell office:value-type="string">
            <text:p>GET</text:p>
          </table:table-cell>
          <table:table-cell office:value-type="string">
            <text:p><text:a xlink:href="http://en.wikipedia.org/wiki/Geraldton_Airport">Geraldton Airport</text:a></text:p>
          </table:table-cell>
        </table:table-row>
        <table:table-row table:style-name="ro1">
          <table:table-cell office:value-type="string">
            <text:p><text:a xlink:href="http://en.wikipedia.org/wiki/Kalbarri,_Western_Australia">Kalbarri</text:a></text:p>
          </table:table-cell>
          <table:table-cell office:value-type="string">
            <text:p><text:a xlink:href="http://www.airservicesaustralia.com/aip/current/ersa/FAC_YKBR_15-Nov-2012.pdf">YKBR</text:a></text:p>
          </table:table-cell>
          <table:table-cell office:value-type="string">
            <text:p>KAX</text:p>
          </table:table-cell>
          <table:table-cell office:value-type="string">
            <text:p><text:a xlink:href="http://en.wikipedia.org/wiki/Kalbarri_Airport">Kalbarri Airport</text:a></text:p>
          </table:table-cell>
        </table:table-row>
        <table:table-row table:style-name="ro1">
          <table:table-cell office:value-type="string">
            <text:p><text:a xlink:href="http://en.wikipedia.org/wiki/Kalgoorlie">Kalgoorlie</text:a></text:p>
          </table:table-cell>
          <table:table-cell office:value-type="string">
            <text:p><text:a xlink:href="http://www.airservicesaustralia.com/aip/current/ersa/FAC_YPKG_15-Nov-2012.pdf">YPKG</text:a></text:p>
          </table:table-cell>
          <table:table-cell office:value-type="string">
            <text:p>KGI</text:p>
          </table:table-cell>
          <table:table-cell office:value-type="string">
            <text:p><text:a xlink:href="http://en.wikipedia.org/wiki/Kalgoorlie-Boulder_Airport">Kalgoorlie-Boulder Airport</text:a></text:p>
          </table:table-cell>
        </table:table-row>
        <table:table-row table:style-name="ro1">
          <table:table-cell office:value-type="string">
            <text:p><text:a xlink:href="http://en.wikipedia.org/wiki/Karratha,_Western_Australia">Karratha</text:a></text:p>
          </table:table-cell>
          <table:table-cell office:value-type="string">
            <text:p><text:a xlink:href="http://www.airservicesaustralia.com/aip/current/ersa/FAC_YPKA_15-Nov-2012.pdf">YPKA</text:a></text:p>
          </table:table-cell>
          <table:table-cell office:value-type="string">
            <text:p>KTA</text:p>
          </table:table-cell>
          <table:table-cell office:value-type="string">
            <text:p><text:a xlink:href="http://en.wikipedia.org/wiki/Karratha_Airport">Karratha Airport</text:a></text:p>
          </table:table-cell>
        </table:table-row>
        <table:table-row table:style-name="ro1">
          <table:table-cell office:value-type="string">
            <text:p><text:a xlink:href="http://en.wikipedia.org/wiki/Kununurra,_Western_Australia">Kununurra</text:a></text:p>
          </table:table-cell>
          <table:table-cell office:value-type="string">
            <text:p><text:a xlink:href="http://www.airservicesaustralia.com/aip/current/ersa/FAC_YPKU_15-Nov-2012.pdf">YPKU</text:a></text:p>
          </table:table-cell>
          <table:table-cell office:value-type="string">
            <text:p>KNX</text:p>
          </table:table-cell>
          <table:table-cell office:value-type="string">
            <text:p><text:a xlink:href="http://en.wikipedia.org/wiki/Kununurra_Airport">Kununurra Airport</text:a></text:p>
          </table:table-cell>
        </table:table-row>
        <table:table-row table:style-name="ro1">
          <table:table-cell office:value-type="string">
            <text:p><text:a xlink:href="http://en.wikipedia.org/wiki/Laverton,_Western_Australia">Laverton</text:a></text:p>
          </table:table-cell>
          <table:table-cell office:value-type="string">
            <text:p><text:a xlink:href="http://www.airservicesaustralia.com/aip/current/ersa/FAC_YLTN_15-Nov-2012.pdf">YLTN</text:a></text:p>
          </table:table-cell>
          <table:table-cell office:value-type="string">
            <text:p>LVO</text:p>
          </table:table-cell>
          <table:table-cell office:value-type="string">
            <text:p><text:a xlink:href="http://en.wikipedia.org/wiki/Laverton_Airport">Laverton Airport</text:a></text:p>
          </table:table-cell>
        </table:table-row>
        <table:table-row table:style-name="ro1">
          <table:table-cell office:value-type="string">
            <text:p><text:a xlink:href="http://en.wikipedia.org/wiki/Leinster,_Western_Australia">Leinster</text:a></text:p>
          </table:table-cell>
          <table:table-cell office:value-type="string">
            <text:p><text:a xlink:href="http://www.airservicesaustralia.com/aip/current/ersa/FAC_YLST_15-Nov-2012.pdf">YLST</text:a></text:p>
          </table:table-cell>
          <table:table-cell office:value-type="string">
            <text:p>LER</text:p>
          </table:table-cell>
          <table:table-cell office:value-type="string">
            <text:p><text:a xlink:href="http://en.wikipedia.org/wiki/Leinster_Airport">Leinster Airport</text:a></text:p>
          </table:table-cell>
        </table:table-row>
        <table:table-row table:style-name="ro1">
          <table:table-cell office:value-type="string">
            <text:p><text:a xlink:href="http://en.wikipedia.org/wiki/Leonora,_Western_Australia">Leonora</text:a></text:p>
          </table:table-cell>
          <table:table-cell office:value-type="string">
            <text:p><text:a xlink:href="http://www.airservicesaustralia.com/aip/current/ersa/FAC_YLEO_15-Nov-2012.pdf">YLEO</text:a></text:p>
          </table:table-cell>
          <table:table-cell office:value-type="string">
            <text:p>LNO</text:p>
          </table:table-cell>
          <table:table-cell office:value-type="string">
            <text:p><text:a xlink:href="http://en.wikipedia.org/wiki/Leonora_Airport">Leonora Airport</text:a></text:p>
          </table:table-cell>
        </table:table-row>
        <table:table-row table:style-name="ro1">
          <table:table-cell office:value-type="string">
            <text:p><text:a xlink:href="http://en.wikipedia.org/wiki/Meekatharra,_Western_Australia">Meekatharra</text:a></text:p>
          </table:table-cell>
          <table:table-cell office:value-type="string">
            <text:p><text:a xlink:href="http://www.airservicesaustralia.com/aip/current/ersa/FAC_YMEK_15-Nov-2012.pdf">YMEK</text:a></text:p>
          </table:table-cell>
          <table:table-cell office:value-type="string">
            <text:p>MKR</text:p>
          </table:table-cell>
          <table:table-cell office:value-type="string">
            <text:p><text:a xlink:href="http://en.wikipedia.org/wiki/Meekatharra_Airport">Meekatharra Airport</text:a></text:p>
          </table:table-cell>
        </table:table-row>
        <table:table-row table:style-name="ro1">
          <table:table-cell office:value-type="string">
            <text:p><text:a xlink:href="http://en.wikipedia.org/wiki/Mount_Magnet,_Western_Australia">Mount Magnet</text:a></text:p>
          </table:table-cell>
          <table:table-cell office:value-type="string">
            <text:p><text:a xlink:href="http://www.airservicesaustralia.com/aip/current/ersa/FAC_YMOG_15-Nov-2012.pdf">YMOG</text:a></text:p>
          </table:table-cell>
          <table:table-cell office:value-type="string">
            <text:p>MMG</text:p>
          </table:table-cell>
          <table:table-cell office:value-type="string">
            <text:p><text:a xlink:href="http://en.wikipedia.org/wiki/Mount_Magnet_Airport">Mount Magnet Airport</text:a></text:p>
          </table:table-cell>
        </table:table-row>
        <table:table-row table:style-name="ro1">
          <table:table-cell office:value-type="string">
            <text:p><text:a xlink:href="http://en.wikipedia.org/wiki/Newman,_Western_Australia">Newman</text:a></text:p>
          </table:table-cell>
          <table:table-cell office:value-type="string">
            <text:p><text:a xlink:href="http://www.airservicesaustralia.com/aip/current/ersa/FAC_YNWN_15-Nov-2012.pdf">YNWN</text:a></text:p>
          </table:table-cell>
          <table:table-cell office:value-type="string">
            <text:p>ZNE</text:p>
          </table:table-cell>
          <table:table-cell office:value-type="string">
            <text:p><text:a xlink:href="http://en.wikipedia.org/wiki/Newman_Airport">Newman Airport</text:a></text:p>
          </table:table-cell>
        </table:table-row>
        <table:table-row table:style-name="ro1">
          <table:table-cell office:value-type="string">
            <text:p><text:a xlink:href="http://en.wikipedia.org/wiki/Paraburdoo,_Western_Australia">Paraburdoo</text:a></text:p>
          </table:table-cell>
          <table:table-cell office:value-type="string">
            <text:p><text:a xlink:href="http://www.airservicesaustralia.com/aip/current/ersa/FAC_YPBO_15-Nov-2012.pdf">YPBO</text:a></text:p>
          </table:table-cell>
          <table:table-cell office:value-type="string">
            <text:p>PBO</text:p>
          </table:table-cell>
          <table:table-cell office:value-type="string">
            <text:p><text:a xlink:href="http://en.wikipedia.org/wiki/Paraburdoo_Airport">Paraburdoo Airport</text:a></text:p>
          </table:table-cell>
        </table:table-row>
        <table:table-row table:style-name="ro1">
          <table:table-cell office:value-type="string">
            <text:p><text:a xlink:href="http://en.wikipedia.org/wiki/Perth">Perth</text:a></text:p>
          </table:table-cell>
          <table:table-cell office:value-type="string">
            <text:p><text:a xlink:href="http://www.airservicesaustralia.com/aip/current/ersa/FAC_YPPH_15-Nov-2012.pdf">YPPH</text:a></text:p>
          </table:table-cell>
          <table:table-cell office:value-type="string">
            <text:p>PER</text:p>
          </table:table-cell>
          <table:table-cell office:value-type="string">
            <text:p><text:a xlink:href="http://en.wikipedia.org/wiki/Perth_Airport">Perth Airport</text:a></text:p>
          </table:table-cell>
        </table:table-row>
        <table:table-row table:style-name="ro1">
          <table:table-cell office:value-type="string">
            <text:p><text:a xlink:href="http://en.wikipedia.org/wiki/Port_Hedland,_Western_Australia">Port Hedland</text:a></text:p>
          </table:table-cell>
          <table:table-cell office:value-type="string">
            <text:p><text:a xlink:href="http://www.airservicesaustralia.com/aip/current/ersa/FAC_YPPD_15-Nov-2012.pdf">YPPD</text:a></text:p>
          </table:table-cell>
          <table:table-cell office:value-type="string">
            <text:p>PHE</text:p>
          </table:table-cell>
          <table:table-cell office:value-type="string">
            <text:p><text:a xlink:href="http://en.wikipedia.org/wiki/Port_Hedland_International_Airport">Port Hedland International Airport</text:a></text:p>
          </table:table-cell>
        </table:table-row>
        <table:table-row table:style-name="ro1">
          <table:table-cell office:value-type="string">
            <text:p><text:a xlink:href="http://en.wikipedia.org/wiki/Ravensthorpe,_Western_Australia">Ravensthorpe</text:a></text:p>
          </table:table-cell>
          <table:table-cell office:value-type="string">
            <text:p><text:a xlink:href="http://www.airservicesaustralia.com/aip/current/ersa/FAC_YNRV_15-Nov-2012.pdf">YNRV</text:a></text:p>
          </table:table-cell>
          <table:table-cell office:value-type="string">
            <text:p>RVT</text:p>
          </table:table-cell>
          <table:table-cell office:value-type="string">
            <text:p><text:a xlink:href="http://en.wikipedia.org/wiki/Ravensthorpe_Airport">Ravensthorpe Airport</text:a></text:p>
          </table:table-cell>
        </table:table-row>
        <table:table-row table:style-name="ro1">
          <table:table-cell office:value-type="string">
            <text:p><text:a xlink:href="http://en.wikipedia.org/w/index.php?title=Springvale,_Western_Australia&amp;action=edit&amp;redlink=1">Springvale</text:a></text:p>
          </table:table-cell>
          <table:table-cell table:style-name="ce2"/>
          <table:table-cell office:value-type="string">
            <text:p>ZVG</text:p>
          </table:table-cell>
          <table:table-cell office:value-type="string">
            <text:p><text:a xlink:href="http://en.wikipedia.org/wiki/Springvale_Airport,_Western_Australia">Springvale Airport</text:a></text:p>
          </table:table-cell>
        </table:table-row>
        <table:table-row table:style-name="ro1">
          <table:table-cell office:value-type="string">
            <text:p><text:a xlink:href="http://en.wikipedia.org/wiki/Wiluna,_Western_Australia">Wiluna</text:a></text:p>
          </table:table-cell>
          <table:table-cell office:value-type="string">
            <text:p><text:a xlink:href="http://www.airservicesaustralia.com/aip/current/ersa/FAC_YWLU_15-Nov-2012.pdf">YWLU</text:a></text:p>
          </table:table-cell>
          <table:table-cell office:value-type="string">
            <text:p>WUN</text:p>
          </table:table-cell>
          <table:table-cell office:value-type="string">
            <text:p><text:a xlink:href="http://en.wikipedia.org/wiki/Wiluna_Airport">Wiluna Airport</text:a></text:p>
          </table:table-cell>
        </table:table-row>
        <table:table-row table:style-name="ro1">
          <table:table-cell office:value-type="string">
            <text:p><text:a xlink:href="http://en.wikipedia.org/wiki/Christmas_Island">Christmas Island</text:a></text:p>
          </table:table-cell>
          <table:table-cell office:value-type="string">
            <text:p><text:a xlink:href="http://www.airservicesaustralia.com/aip/current/ersa/FAC_YPXM_15-Nov-2012.pdf">YPXM</text:a></text:p>
          </table:table-cell>
          <table:table-cell office:value-type="string">
            <text:p>XCH</text:p>
          </table:table-cell>
          <table:table-cell office:value-type="string">
            <text:p><text:a xlink:href="http://en.wikipedia.org/wiki/Christmas_Island_Airport">Christmas Island Airport</text:a></text:p>
          </table:table-cell>
        </table:table-row>
        <table:table-row table:style-name="ro1">
          <table:table-cell office:value-type="string">
            <text:p><text:a xlink:href="http://en.wikipedia.org/wiki/Cocos_%28Keeling%29_Islands">Cocos (Keeling) Islands</text:a></text:p>
          </table:table-cell>
          <table:table-cell office:value-type="string">
            <text:p><text:a xlink:href="http://www.airservicesaustralia.com/aip/current/ersa/FAC_YPCC_15-Nov-2012.pdf">YPCC</text:a></text:p>
          </table:table-cell>
          <table:table-cell office:value-type="string">
            <text:p>CCK</text:p>
          </table:table-cell>
          <table:table-cell office:value-type="string">
            <text:p><text:a xlink:href="http://en.wikipedia.org/wiki/Cocos_%28Keeling%29_Islands_Airport">Cocos (Keeling) Islands Airport</text:a></text:p>
          </table:table-cell>
        </table:table-row>
        <table:table-row table:style-name="ro1">
          <table:table-cell office:value-type="string">
            <text:p><text:a xlink:href="http://en.wikipedia.org/wiki/Norfolk_Island">Norfolk Island</text:a></text:p>
          </table:table-cell>
          <table:table-cell office:value-type="string">
            <text:p><text:a xlink:href="http://www.airservicesaustralia.com/aip/current/ersa/FAC_YSNF_15-Nov-2012.pdf">YSNF</text:a></text:p>
          </table:table-cell>
          <table:table-cell office:value-type="string">
            <text:p>NLK</text:p>
          </table:table-cell>
          <table:table-cell office:value-type="string">
            <text:p><text:a xlink:href="http://en.wikipedia.org/wiki/Norfolk_Island_Airport">Norfolk Island Airport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4">04/02/2013</text:date>, <text:time>10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nu </meta:initial-creator>
    <meta:creation-date>2013-02-04T09:58:26</meta:creation-date>
    <dc:date>2013-02-04T10:12:30</dc:date>
    <dc:creator>Kanu </dc:creator>
    <meta:editing-duration>PT00H14M04S</meta:editing-duration>
    <meta:editing-cycles>1</meta:editing-cycles>
    <meta:document-statistic meta:table-count="3" meta:cell-count="607" meta:object-count="0"/>
    <meta:generator>OpenOffice.org/3.2$Linux OpenOffice.org_project/320m12$Build-9483</meta:generator>
  </office:meta>
</office:document-meta>
</file>